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Lucida code" svg:font-family="'Lucida code'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191cm" table:align="margins" style:writing-mode="lr-tb"/>
    </style:style>
    <style:style style:name="Таблица1.A" style:family="table-column">
      <style:table-column-properties style:column-width="8.595cm" style:rel-column-width="32767*"/>
    </style:style>
    <style:style style:name="Таблица1.B" style:family="table-column">
      <style:table-column-properties style:column-width="8.59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Footer">
      <style:paragraph-properties fo:text-align="center" style:justify-single-word="false"/>
      <style:text-properties fo:color="#000000" loext:opacity="100%"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 style:parent-style-name="toa_20_heading">
      <style:paragraph-properties fo:text-align="center" style:justify-single-word="false"/>
      <style:text-properties fo:color="#000000" loext:opacity="100%" style:font-name="Times New Roman1"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6pt" fo:font-weight="bold" style:font-name-asian="Times New Roman2" style:font-size-asian="16pt" style:font-weight-asian="bold" style:font-name-complex="Times New Roman2" style:font-size-complex="16pt"/>
    </style:style>
    <style:style style:name="P6" style:family="paragraph" style:parent-style-name="Standard">
      <style:paragraph-properties fo:text-align="end" style:justify-single-word="false"/>
      <style:text-properties style:font-name="Times New Roman1" fo:font-size="16pt" style:font-name-asian="Times New Roman2" style:font-size-asian="16pt" style:font-name-complex="Times New Roman2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8pt" style:font-name-asian="Times New Roman2" style:font-size-asian="18pt" style:font-name-complex="Times New Roman2" style:font-size-complex="18pt"/>
    </style:style>
    <style:style style:name="P8" style:family="paragraph" style:parent-style-name="Standard">
      <style:paragraph-properties fo:text-align="end" style:justify-single-word="false"/>
      <style:text-properties style:font-name="Times New Roman1" fo:font-size="18pt" style:font-name-asian="Times New Roman2" style:font-size-asian="18pt" style:font-name-complex="Times New Roman2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8pt" fo:font-weight="bold" style:font-name-asian="Times New Roman2" style:font-size-asian="18pt" style:font-weight-asian="bold" style:font-name-complex="Times New Roman2" style:font-size-complex="18pt" style:font-weight-complex="bold"/>
    </style:style>
    <style:style style:name="P10" style:family="paragraph" style:parent-style-name="Standard">
      <style:text-properties style:font-name="Times New Roman1" fo:font-size="10pt" fo:language="en" fo:country="US" fo:font-weight="bold" officeooo:paragraph-rsid="000f6350" style:font-size-asian="10pt" style:font-weight-asian="bold" style:font-name-complex="Times New Roman2"/>
    </style:style>
    <style:style style:name="P11" style:family="paragraph" style:parent-style-name="Standard">
      <style:paragraph-properties fo:text-align="center" style:justify-single-word="false"/>
      <style:text-properties style:font-name="Times New Roman1" fo:font-size="15pt" style:font-name-asian="Times New Roman2" style:font-size-asian="15pt" style:font-name-complex="Times New Roman2" style:font-size-complex="15pt"/>
    </style:style>
    <style:style style:name="P12" style:family="paragraph" style:parent-style-name="Text_20_body">
      <style:paragraph-properties fo:text-align="start" style:justify-single-word="false"/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Times New Roman1" fo:font-size="9pt" fo:language="en" fo:country="US" style:font-name-asian="Times New Roman2" style:font-size-asian="9pt" style:font-name-complex="Times New Roman2" style:font-size-complex="9pt"/>
    </style:style>
    <style:style style:name="P14" style:family="paragraph" style:parent-style-name="Standard">
      <style:text-properties style:font-name="Times New Roman1" fo:font-size="9pt" fo:language="en" fo:country="US" fo:font-weight="bold" style:font-name-asian="Courier New" style:font-size-asian="9pt" style:font-weight-asian="bold" style:font-name-complex="Times New Roman2" style:font-size-complex="18pt"/>
    </style:style>
    <style:style style:name="P15" style:family="paragraph" style:parent-style-name="Standard">
      <style:text-properties style:font-name="Times New Roman1" fo:font-size="9pt" fo:language="en" fo:country="US" fo:font-weight="bold" officeooo:paragraph-rsid="000f6350" style:font-name-asian="Courier New" style:font-size-asian="9pt" style:font-weight-asian="bold" style:font-name-complex="Times New Roman2" style:font-size-complex="18pt"/>
    </style:style>
    <style:style style:name="P16" style:family="paragraph" style:parent-style-name="Table_20_Contents">
      <style:paragraph-properties fo:text-align="center" style:justify-single-word="false"/>
      <style:text-properties fo:language="en" fo:country="US"/>
    </style:style>
    <style:style style:name="P17" style:family="paragraph" style:parent-style-name="Table_20_Contents">
      <style:paragraph-properties fo:text-align="center" style:justify-single-word="false"/>
      <style:text-properties fo:language="en" fo:country="US" officeooo:paragraph-rsid="000f6350"/>
    </style:style>
    <style:style style:name="P18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19" style:family="paragraph" style:parent-style-name="Standard">
      <style:text-properties style:font-name="Lucida code" fo:font-size="9pt" fo:language="en" fo:country="US" fo:font-weight="normal" officeooo:rsid="000d209f" officeooo:paragraph-rsid="000d209f" style:font-name-asian="Times New Roman2" style:font-size-asian="9pt" style:font-weight-asian="normal" style:font-name-complex="Times New Roman2" style:font-size-complex="9pt" style:font-weight-complex="normal"/>
    </style:style>
    <style:style style:name="P20" style:family="paragraph" style:parent-style-name="Table_20_Contents">
      <style:text-properties officeooo:paragraph-rsid="000f6350"/>
    </style:style>
    <style:style style:name="P21" style:family="paragraph" style:parent-style-name="Table_20_Contents">
      <style:text-properties officeooo:rsid="000f6350" officeooo:paragraph-rsid="000f6350"/>
    </style:style>
    <style:style style:name="P22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24" style:family="paragraph" style:parent-style-name="Heading_20_1">
      <style:paragraph-properties fo:text-align="center" style:justify-single-word="false" fo:break-before="page"/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P25" style:family="paragraph" style:parent-style-name="Heading_20_1">
      <style:paragraph-properties fo:text-align="center" style:justify-single-word="false"/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P26" style:family="paragraph" style:parent-style-name="Heading_20_1" style:list-style-name="">
      <style:paragraph-properties fo:line-height="100%" fo:text-align="center" style:justify-single-word="false" fo:keep-together="always" fo:orphans="2" fo:widows="2"/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P27" style:family="paragraph" style:parent-style-name="Heading_20_1">
      <style:paragraph-properties fo:text-align="center" style:justify-single-word="false"/>
      <style:text-properties style:font-name="Times New Roman1" fo:font-size="18pt" fo:font-weight="bold" style:font-size-asian="18pt" style:font-weight-asian="bold"/>
    </style:style>
    <style:style style:name="P28" style:family="paragraph" style:parent-style-name="Heading_20_1">
      <style:paragraph-properties fo:text-align="center" style:justify-single-word="false"/>
      <style:text-properties style:font-name="Times New Roman1" fo:font-size="18pt" style:font-size-asian="18pt" style:font-size-complex="18pt"/>
    </style:style>
    <style:style style:name="P29" style:family="paragraph" style:parent-style-name="Heading_20_1">
      <style:paragraph-properties fo:text-align="center" style:justify-single-word="false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1" fo:font-size="16pt" fo:font-weight="bold" style:font-name-asian="Times New Roman2" style:font-size-asian="16pt" style:font-weight-asian="bold" style:font-name-complex="Times New Roman2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4pt" officeooo:paragraph-rsid="000d18b1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4pt" officeooo:paragraph-rsid="0011474a" style:font-size-asian="14pt" style:font-size-complex="14pt"/>
    </style:style>
    <style:style style:name="P33" style:family="paragraph" style:parent-style-name="Standard">
      <style:text-properties style:font-name="Times New Roman" fo:font-size="14pt" officeooo:rsid="000f6350" officeooo:paragraph-rsid="000f6350" style:font-size-asian="12.25pt" style:font-size-complex="14pt"/>
    </style:style>
    <style:style style:name="P34" style:family="paragraph" style:parent-style-name="Standard" style:list-style-name="L1">
      <style:paragraph-properties fo:text-align="start" style:justify-single-word="false"/>
      <style:text-properties officeooo:paragraph-rsid="0011474a"/>
    </style:style>
    <style:style style:name="P35" style:family="paragraph" style:parent-style-name="Standard">
      <style:text-properties style:font-name="Lucida code" fo:font-size="9pt" fo:language="en" fo:country="US" fo:font-weight="normal" officeooo:rsid="000d209f" officeooo:paragraph-rsid="000d209f" style:font-name-asian="Times New Roman2" style:font-size-asian="9pt" style:font-weight-asian="normal" style:font-name-complex="Times New Roman2" style:font-size-complex="9pt" style:font-weight-complex="normal"/>
    </style:style>
    <style:style style:name="P36" style:family="paragraph" style:parent-style-name="Table_20_Contents">
      <style:text-properties officeooo:rsid="000f6350" officeooo:paragraph-rsid="000f6350"/>
    </style:style>
    <style:style style:name="P37" style:family="paragraph" style:parent-style-name="Table_20_Contents">
      <style:text-properties officeooo:rsid="0011e83f" officeooo:paragraph-rsid="0011e83f"/>
    </style:style>
    <style:style style:name="P38" style:family="paragraph" style:parent-style-name="Text_20_body">
      <style:paragraph-properties fo:text-align="start" style:justify-single-word="false"/>
    </style:style>
    <style:style style:name="P39" style:family="paragraph" style:parent-style-name="Text_20_body">
      <style:paragraph-properties fo:text-align="start" style:justify-single-word="false"/>
      <style:text-properties officeooo:paragraph-rsid="0011474a"/>
    </style:style>
    <style:style style:name="T1" style:family="text">
      <style:text-properties officeooo:rsid="000c762a"/>
    </style:style>
    <style:style style:name="T2" style:family="text">
      <style:text-properties fo:color="#000000" loext:opacity="100%" style:font-name="Times New Roman1" fo:font-size="14pt" style:font-size-asian="14pt" style:font-size-complex="14pt"/>
    </style:style>
    <style:style style:name="T3" style:family="text">
      <style:text-properties style:font-name="Times New Roman1" fo:font-size="16pt" style:font-name-asian="Times New Roman2" style:font-size-asian="16pt" style:font-name-complex="Times New Roman2" style:font-size-complex="16pt"/>
    </style:style>
    <style:style style:name="T4" style:family="text">
      <style:text-properties style:font-name="Times New Roman1" fo:font-size="16pt" fo:language="ru" fo:country="RU" officeooo:rsid="000c762a" style:font-name-asian="Times New Roman2" style:font-size-asian="16pt" style:font-name-complex="Times New Roman2" style:font-size-complex="16pt"/>
    </style:style>
    <style:style style:name="T5" style:family="text">
      <style:text-properties style:font-name="Times New Roman1" fo:font-size="16pt" fo:language="ru" fo:country="RU" style:text-underline-style="solid" style:text-underline-width="auto" style:text-underline-color="font-color" style:font-name-asian="Times New Roman2" style:font-size-asian="16pt" style:font-name-complex="Times New Roman2" style:font-size-complex="16pt"/>
    </style:style>
    <style:style style:name="T6" style:family="text">
      <style:text-properties style:font-name="Times New Roman1" fo:font-size="16pt" fo:language="ru" fo:country="RU" style:text-underline-style="solid" style:text-underline-width="auto" style:text-underline-color="font-color" officeooo:rsid="000c762a" style:font-name-asian="Times New Roman2" style:font-size-asian="16pt" style:font-name-complex="Times New Roman2" style:font-size-complex="16pt"/>
    </style:style>
    <style:style style:name="T7" style:family="text">
      <style:text-properties style:font-name="Times New Roman1" fo:font-size="16pt" fo:language="ru" fo:country="RU" style:text-underline-style="none" style:font-name-asian="Times New Roman2" style:font-size-asian="16pt" style:font-name-complex="Times New Roman2" style:font-size-complex="16pt"/>
    </style:style>
    <style:style style:name="T8" style:family="text">
      <style:text-properties style:font-name="Times New Roman1" fo:font-size="18pt" fo:font-weight="bold" fo:background-color="#ffffff" loext:char-shading-value="0" style:font-name-asian="Times New Roman2" style:font-size-asian="18pt" style:font-weight-asian="bold" style:font-name-complex="Times New Roman2" style:font-size-complex="18pt"/>
    </style:style>
    <style:style style:name="T9" style:family="text"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T10" style:family="text">
      <style:text-properties style:font-name="Times New Roman1" fo:font-size="18pt" fo:language="en" fo:country="US" fo:font-weight="bold" fo:background-color="#ffffff" loext:char-shading-value="0" style:font-name-asian="Times New Roman2" style:font-size-asian="18pt" style:font-weight-asian="bold" style:font-name-complex="Times New Roman2" style:font-size-complex="18pt"/>
    </style:style>
    <style:style style:name="T11" style:family="text">
      <style:text-properties style:font-name="Times New Roman1" fo:font-size="14pt" fo:font-weight="normal" officeooo:rsid="0011474a" style:font-size-asian="12.25pt" style:font-weight-asian="normal" style:font-size-complex="14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/>
    </style:style>
    <style:style style:name="T14" style:family="text">
      <style:text-properties style:font-name="Times New Roman" fo:font-size="14pt" style:font-size-asian="14pt" style:font-size-complex="14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text-position="0% 100%" fo:font-style="normal" style:font-style-asian="normal" style:font-style-complex="normal"/>
    </style:style>
    <style:style style:name="T18" style:family="text">
      <style:text-properties style:text-position="0% 100%" fo:font-style="italic" style:font-style-asian="italic" style:font-style-complex="italic"/>
    </style:style>
    <style:style style:name="T19" style:family="text">
      <style:text-properties style:text-position="0% 100%" officeooo:rsid="0011474a"/>
    </style:style>
    <style:style style:name="T20" style:family="text">
      <style:text-properties officeooo:rsid="000f6350"/>
    </style:style>
    <style:style style:name="T21" style:family="text">
      <style:text-properties officeooo:rsid="000f87f3"/>
    </style:style>
    <style:style style:name="T22" style:family="text">
      <style:text-properties officeooo:rsid="00102043"/>
    </style:style>
    <style:style style:name="T23" style:family="text">
      <style:text-properties style:text-position="super 58%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font-size-complex="18pt" style:font-weight-complex="bold"/>
    </style:style>
    <style:style style:name="T26" style:family="text">
      <style:text-properties officeooo:rsid="0013c04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осковский авиационный институт (национальный исследовательский университет)</text:p>
      <text:p text:style-name="P5"/>
      <text:p text:style-name="P11">Институт №8 «Компьютерные науки и прикладная математика»</text:p>
      <text:p text:style-name="P11">Кафедра 806 «Вычислительная математика и программирование»</text:p>
      <text:p text:style-name="P7"/>
      <text:p text:style-name="P7"/>
      <text:p text:style-name="P7"/>
      <text:p text:style-name="P7"/>
      <text:p text:style-name="P7"/>
      <text:p text:style-name="P7"/>
      <text:p text:style-name="P9">Лабораторная работа по курсу "Дискретный анализ" №<text:span text:style-name="T21">2</text:span></text:p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T3">Студент: </text:span><text:span text:style-name="T4">Ахметшин Б. Р.</text:span></text:p>
      <text:p text:style-name="P6">Преподаватель: <text:span text:style-name="T1">Зацепин Н. А.</text:span></text:p>
      <text:p text:style-name="P6">Группа: М8О-20<text:span text:style-name="T1">3</text:span>Б-22</text:p>
      <text:p text:style-name="P2"><text:span text:style-name="T3">Дата:</text:span><text:span text:style-name="T7"> </text:span><text:span text:style-name="T6"><text:s text:c="6"/></text:span><text:span text:style-name="T5"><text:s text:c="18"/></text:span></text:p>
      <text:p text:style-name="P6">Оценка:<text:span text:style-name="T13"> </text:span><text:span text:style-name="T12"><text:s text:c="24"/></text:span></text:p>
      <text:p text:style-name="P6">Подпись: <text:span text:style-name="T12"><text:s text:c="24"/></text:span></text:p>
      <text:p text:style-name="P8"/>
      <text:p text:style-name="P8"><text:soft-page-break/></text:p>
      <text:p text:style-name="P4">Оглавление</text:p>
      <text:table-of-content text:style-name="Sect1" text:protected="true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8"><text:a xlink:type="simple" xlink:href="#__RefHeading__738_2004454639" text:style-name="Index_20_Link" text:visited-style-name="Index_20_Link">Цель работы<text:tab/>3</text:a></text:p>
          <text:p text:style-name="P18"><text:a xlink:type="simple" xlink:href="#__RefHeading__740_2004454639" text:style-name="Index_20_Link" text:visited-style-name="Index_20_Link">Постановка задачи<text:tab/>3</text:a></text:p>
          <text:p text:style-name="P18"><text:a xlink:type="simple" xlink:href="#__RefHeading__742_2004454639" text:style-name="Index_20_Link" text:visited-style-name="Index_20_Link">Общие сведения о программе<text:tab/>4</text:a></text:p>
          <text:p text:style-name="P18"><text:a xlink:type="simple" xlink:href="#__RefHeading__746_2004454639" text:style-name="Index_20_Link" text:visited-style-name="Index_20_Link">Реализация<text:tab/>4</text:a></text:p>
          <text:p text:style-name="P18"><text:a xlink:type="simple" xlink:href="#__RefHeading__748_2004454639" text:style-name="Index_20_Link" text:visited-style-name="Index_20_Link">Пример работы<text:tab/>32</text:a></text:p>
          <text:p text:style-name="P18"><text:a xlink:type="simple" xlink:href="#__RefHeading__750_2004454639" text:style-name="Index_20_Link" text:visited-style-name="Index_20_Link">Вывод<text:tab/>33</text:a></text:p>
        </text:index-body>
      </text:table-of-content>
      <text:p text:style-name="Contents_20_1"><text:a xlink:type="simple" xlink:href="#__RefHeading___Toc3883_94863195" text:style-name="Internet_20_link" text:visited-style-name="Visited_20_Internet_20_Link"><text:span text:style-name="T2"/></text:a></text:p>
      <text:list xml:id="list3946247688" text:style-name="Outline">
        <text:list-item>
          <text:h text:style-name="P23" text:outline-level="1"/>
        </text:list-item>
        <text:list-item>
          <text:h text:style-name="P24" text:outline-level="1"><text:bookmark-start text:name="__RefHeading__738_2004454639"/><text:bookmark text:name="Bookmark"/>Цель работы<text:bookmark-end text:name="__RefHeading__738_2004454639"/></text:h>
        </text:list-item>
      </text:list>
      <text:p text:style-name="P12"><text:tab/>Научиться писать <text:span text:style-name="T22">красно-черные деревья.</text:span></text:p>
      <text:list xml:id="list215706391559929" text:continue-numbering="true" text:style-name="Outline">
        <text:list-item>
          <text:h text:style-name="P25" text:outline-level="1"><text:bookmark-start text:name="__RefHeading__740_2004454639"/><text:bookmark text:name="Bookmark1"/>Постановка задачи<text:bookmark-end text:name="__RefHeading__740_2004454639"/></text:h>
        </text:list-item>
      </text:list>
      <text:p text:style-name="P32"><text:tab/>Необходимо создать программную библиотеку, реализующую указанную структуру данных, на основе которой разработать программу-словарь.</text:p>
      <text:p text:style-name="P32"><text:tab/>В словаре каждому ключу, представляющему из себя регистронезависимую последовательность букв английского алфавита длиной не более 256 символов, поставлен в соответствие некоторый номер, от 0 до <text:span text:style-name="T19">2</text:span><text:span text:style-name="T23">64</text:span> - 1. Разным словам может быть поставлен в соответствие один и тот же номер.</text:p>
      <text:p text:style-name="P32"><text:tab/>Программа должна обрабатывать строки входного файла до его окончания. Каждая строка может иметь следующий формат: </text:p>
      <text:list xml:id="list1365187874" text:style-name="L1">
        <text:list-item>
          <text:p text:style-name="P34"><text:span text:style-name="T14">+ word 34 — добавить слово «word» с номером 34 в словарь. Программа должна вывести строку «OK», если операция прошла успешно, «Exist», если слово уже находится в словаре. </text:span></text:p>
        </text:list-item>
        <text:list-item>
          <text:p text:style-name="P34"><text:span text:style-name="T14">- word — удалить слово «word» из словаря. Программа должна вывести «OK», если слово существовало и было удалено, «NoSuchWord», если слово в словаре не было найдено. </text:span></text:p>
        </text:list-item>
        <text:list-item>
          <text:p text:style-name="P34"><text:span text:style-name="T14">word — найти в словаре слово «word». Программа должна вывести «OK: 34», если слово было найдено; число, которое следует за «OK:» — номер, присвоенный слову при добавлении. В случае, если слово в словаре не было обнаружено, нужно вывести строку «NoSuchWord». </text:span></text:p>
        </text:list-item>
        <text:list-item>
          <text:p text:style-name="P34"><text:span text:style-name="T14">! Save /path/to/file — сохранить словарь в бинарном компактном представлении на диск в файл, указанный параметром команды. В случае успеха, программа должна вывести «OK», в случае неудачи выполнения операции, программа должна вывести описание ошибки (см. ниже). </text:span></text:p>
        </text:list-item>
        <text:list-item>
          <text:p text:style-name="P34"><text:span text:style-name="T14">! Load /path/to/file — загрузить словарь из файла. Предполагается, что файл был ранее подготовлен при помощи команды Save. В случае успеха, программа должна вывести строку «OK», а загруженный словарь должен заменить текущий (с которым происходит работа); в случае неуспеха, должна быть выведена диагностика, а рабочий словарь должен остаться без изменений. Кроме системных ошибок, программа должна корректно обрабатывать случаи несовпадения формата указанного файла и представления данных словаря во внешнем файле.</text:span></text:p>
        </text:list-item>
      </text:list>
      <text:p text:style-name="P31"/>
      <text:p text:style-name="P31"><text:soft-page-break/><text:tab/>Для всех операций, в случае возникновения системной ошибки (нехватка памяти, отсутствие прав записи и т.п.), программа должна вывести строку, начинающуюся с «ERROR:» и описывающую на английском языке возникшую ошибку.</text:p>
      <text:list xml:id="list215706312471244" text:continue-list="list215706391559929" text:style-name="Outline">
        <text:list-item>
          <text:h text:style-name="P28" text:outline-level="1"><text:bookmark-start text:name="__RefHeading__742_2004454639"/><text:bookmark text:name="Bookmark2"/><text:span text:style-name="T24">Общие сведения о программе</text:span><text:bookmark-end text:name="__RefHeading__742_2004454639"/></text:h>
        </text:list-item>
      </text:list>
      <text:p text:style-name="P38"><text:span text:style-name="T9"><text:tab/></text:span><text:span text:style-name="T11">Точка входа в программу — функция main. В ней происходит объявление дерева, считывание ввода и реакция на команды. </text:span></text:p>
      <text:p text:style-name="P38"><text:span text:style-name="T11"><text:tab/>Дерево представляется классом RBTree с параметрами шаблона T, EqualTo и Less — тип хранимых данных и компараторы „равно“ и „меньше“, определяющие построение дерева. Компараторы параметров шаблона имеют стандартное значение и определяются через стандартные операторы „==“ и „&lt;“.</text:span></text:p>
      <text:p text:style-name="P39"><text:span text:style-name="T11"><text:tab/>Вершины дерева представляются классом Node. Также для реализации комплексных методов, требующих множество вспомогательных методов и функций, таких как добавление и удаление нового элемента, используются инкапсулирующие классы AdditionMethodImplementation и RemovalMethodImplementation.</text:span></text:p>
      <text:p text:style-name="P39"><text:span text:style-name="T11"><text:tab/>В качестве значения используются пары: строка-число, имплементированные структурой var.</text:span></text:p>
      <text:list xml:id="list215706513005174" text:continue-numbering="true" text:style-name="Outline">
        <text:list-item>
          <text:h text:style-name="P25" text:outline-level="1"><text:bookmark-start text:name="__RefHeading__746_2004454639"/><text:bookmark text:name="Bookmark4"/>Реализация<text:bookmark-end text:name="__RefHeading__746_2004454639"/></text:h>
        </text:list-item>
      </text:list>
      <text:p text:style-name="P13"/>
      <text:p text:style-name="P19">#ifndef RB_TREE_EXCEPTIONS_HPP</text:p>
      <text:p text:style-name="P19">#define RB_TREE_EXCEPTIONS_HPP</text:p>
      <text:p text:style-name="P19"/>
      <text:p text:style-name="P19">#include &lt;stdexcept&gt;</text:p>
      <text:p text:style-name="P19"/>
      <text:p text:style-name="P19">namespace cust {</text:p>
      <text:p text:style-name="P19"><text:s text:c="4"/>class NoSuchElement : public std::runtime_error {</text:p>
      <text:p text:style-name="P19"><text:s text:c="4"/>public:</text:p>
      <text:p text:style-name="P19"><text:s text:c="8"/>NoSuchElement(std::string const&amp; message) : std::runtime_error(message) {}</text:p>
      <text:p text:style-name="P19"/>
      <text:p text:style-name="P19"><text:s text:c="4"/>};</text:p>
      <text:p text:style-name="P19"/>
      <text:p text:style-name="P19"><text:s text:c="4"/>class NoSuchElementInSubtree : public std::runtime_error {</text:p>
      <text:p text:style-name="P19"><text:s text:c="4"/>public:</text:p>
      <text:p text:style-name="P19"><text:s text:c="8"/>NoSuchElementInSubtree(std::string const&amp; message) : std::runtime_error(message) {}</text:p>
      <text:p text:style-name="P19"><text:soft-page-break/></text:p>
      <text:p text:style-name="P19"><text:s text:c="4"/>};</text:p>
      <text:p text:style-name="P19"/>
      <text:p text:style-name="P19"><text:s text:c="4"/>class TreeEmpty : public std::runtime_error {</text:p>
      <text:p text:style-name="P19"><text:s text:c="4"/>public:</text:p>
      <text:p text:style-name="P19"><text:s text:c="8"/>TreeEmpty(std::string const&amp; message) : std::runtime_error(message) {}</text:p>
      <text:p text:style-name="P19"/>
      <text:p text:style-name="P19"><text:s text:c="4"/>};</text:p>
      <text:p text:style-name="P19"/>
      <text:p text:style-name="P19"><text:s text:c="4"/>class SubtreeEmpty : public std::runtime_error {</text:p>
      <text:p text:style-name="P19"><text:s text:c="4"/>public:</text:p>
      <text:p text:style-name="P19"><text:s text:c="8"/>SubtreeEmpty(std::string const&amp; message) : std::runtime_error(message) {}</text:p>
      <text:p text:style-name="P19"/>
      <text:p text:style-name="P19"><text:s text:c="4"/>};</text:p>
      <text:p text:style-name="P19"/>
      <text:p text:style-name="P19"><text:s text:c="4"/>class NoPrevElementInTree : public std::runtime_error {</text:p>
      <text:p text:style-name="P19"><text:s text:c="4"/>public:</text:p>
      <text:p text:style-name="P19"><text:s text:c="8"/>NoPrevElementInTree(std::string const&amp; message) : std::runtime_error(message) {}</text:p>
      <text:p text:style-name="P19"/>
      <text:p text:style-name="P19"><text:s text:c="4"/>};</text:p>
      <text:p text:style-name="P19"/>
      <text:p text:style-name="P19"><text:s text:c="4"/>class TreeHasGivenElement : public std::runtime_error {</text:p>
      <text:p text:style-name="P19"><text:s text:c="4"/>public:</text:p>
      <text:p text:style-name="P19"><text:s text:c="8"/>TreeHasGivenElement(std::string const&amp; message) : std::runtime_error(message) {}</text:p>
      <text:p text:style-name="P19"/>
      <text:p text:style-name="P19"><text:s text:c="4"/>};</text:p>
      <text:p text:style-name="P19"/>
      <text:p text:style-name="P19"><text:s text:c="4"/>class CanNotAddLeaf : public std::runtime_error {</text:p>
      <text:p text:style-name="P19"><text:s text:c="4"/>public:</text:p>
      <text:p text:style-name="P19"><text:s text:c="8"/>CanNotAddLeaf(std::string const&amp; message) : std::runtime_error(message) {}</text:p>
      <text:p text:style-name="P19"/>
      <text:p text:style-name="P19"><text:s text:c="4"/>};</text:p>
      <text:p text:style-name="P19"><text:s text:c="8"/></text:p>
      <text:p text:style-name="P19"><text:s text:c="4"/>class NoLeafParentElementInTree : public std::runtime_error {</text:p>
      <text:p text:style-name="P19"><text:s text:c="4"/>public:</text:p>
      <text:p text:style-name="P19"><text:s text:c="8"/>NoLeafParentElementInTree(std::string const&amp; message) : std::runtime_error(message) {}</text:p>
      <text:p text:style-name="P19"/>
      <text:p text:style-name="P19"><text:soft-page-break/><text:s text:c="4"/>};</text:p>
      <text:p text:style-name="P19">};</text:p>
      <text:p text:style-name="P19"/>
      <text:p text:style-name="P19">#endif</text:p>
      <text:p text:style-name="P19"/>
      <text:p text:style-name="P19">#ifndef RB_TREE_HPP</text:p>
      <text:p text:style-name="P19">#define RB_TREE_HPP</text:p>
      <text:p text:style-name="P19"/>
      <text:p text:style-name="P19">#include &lt;functional&gt;</text:p>
      <text:p text:style-name="P19">#include &lt;iostream&gt;</text:p>
      <text:p text:style-name="P19">#include &lt;iomanip&gt;</text:p>
      <text:p text:style-name="P19">#include &lt;memory&gt;</text:p>
      <text:p text:style-name="P19"/>
      <text:p text:style-name="P19">namespace cust {</text:p>
      <text:p text:style-name="P19"><text:s text:c="4"/>template &lt;class T&gt;</text:p>
      <text:p text:style-name="P19"><text:s text:c="4"/>struct EqualTo {</text:p>
      <text:p text:style-name="P19"><text:s text:c="8"/>static constexpr bool cmp(T const&amp; a, T const&amp; b) {</text:p>
      <text:p text:style-name="P19"><text:s text:c="12"/>return a == b;</text:p>
      <text:p text:style-name="P19"><text:s text:c="8"/>}</text:p>
      <text:p text:style-name="P19"><text:s text:c="4"/>};</text:p>
      <text:p text:style-name="P19"/>
      <text:p text:style-name="P19"><text:s text:c="4"/>template &lt;class T&gt;</text:p>
      <text:p text:style-name="P19"><text:s text:c="4"/>struct Less {</text:p>
      <text:p text:style-name="P19"><text:s text:c="8"/>static constexpr bool cmp(T const&amp; a, T const&amp; b) {</text:p>
      <text:p text:style-name="P19"><text:s text:c="12"/>return a &lt; b;</text:p>
      <text:p text:style-name="P19"><text:s text:c="8"/>}</text:p>
      <text:p text:style-name="P19"><text:s text:c="4"/>};</text:p>
      <text:p text:style-name="P19"/>
      <text:p text:style-name="P19"><text:s text:c="4"/>template &lt;class T, typename EqualTo = EqualTo&lt;T&gt;, typename Less = Less&lt;T&gt;&gt;</text:p>
      <text:p text:style-name="P19"><text:s text:c="4"/>class RBTree {</text:p>
      <text:p text:style-name="P19"><text:s text:c="4"/>protected:</text:p>
      <text:p text:style-name="P19"><text:s text:c="8"/>enum Color {</text:p>
      <text:p text:style-name="P19"><text:s text:c="12"/>BLACK,</text:p>
      <text:p text:style-name="P19"><text:s text:c="12"/>RED</text:p>
      <text:p text:style-name="P19"><text:s text:c="8"/>};</text:p>
      <text:p text:style-name="P19"/>
      <text:p text:style-name="P19"><text:s text:c="8"/>enum ChildSide {</text:p>
      <text:p text:style-name="P19"><text:soft-page-break/><text:s text:c="12"/>LEFT,</text:p>
      <text:p text:style-name="P19"><text:s text:c="12"/>RIGHT</text:p>
      <text:p text:style-name="P19"><text:s text:c="8"/>};</text:p>
      <text:p text:style-name="P19"/>
      <text:p text:style-name="P19"><text:s text:c="8"/>class Node;</text:p>
      <text:p text:style-name="P19"><text:s text:c="8"/>using node_ptr = std::shared_ptr&lt;Node&gt;;</text:p>
      <text:p text:style-name="P19"><text:s text:c="8"/>using wnode_ptr = std::weak_ptr&lt;Node&gt;;</text:p>
      <text:p text:style-name="P19"><text:s text:c="4"/>public:</text:p>
      <text:p text:style-name="P19"><text:s text:c="8"/>using comparator = std::function&lt;bool(T const&amp;, T const&amp;)&gt;;</text:p>
      <text:p text:style-name="P19"><text:s text:c="8"/>using value_ptr = std::shared_ptr&lt;T&gt;;</text:p>
      <text:p text:style-name="P19"/>
      <text:p text:style-name="P19"><text:s text:c="8"/>RBTree() = default;</text:p>
      <text:p text:style-name="P19"><text:s text:c="8"/>RBTree(RBTree&lt;T, EqualTo, Less&gt;&amp;&amp; other);</text:p>
      <text:p text:style-name="P19"/>
      <text:p text:style-name="P19"><text:s text:c="8"/>RBTree&amp; operator=(RBTree&lt;T, EqualTo, Less&gt;&amp;&amp; other);</text:p>
      <text:p text:style-name="P19"/>
      <text:p text:style-name="P19"><text:s text:c="8"/>value_ptr find(T const&amp; value) const;</text:p>
      <text:p text:style-name="P19"><text:s text:c="8"/>void add(T const&amp; value);</text:p>
      <text:p text:style-name="P19"><text:s text:c="8"/>value_ptr remove(T const&amp; value);</text:p>
      <text:p text:style-name="P19"><text:s text:c="8"/>bool empty() const;</text:p>
      <text:p text:style-name="P19"><text:s text:c="8"/>uint64_t size() const;</text:p>
      <text:p text:style-name="P19"/>
      <text:p text:style-name="P19"><text:s text:c="8"/>bool operator==(RBTree&lt;T, EqualTo, Less&gt; const&amp; other) const;</text:p>
      <text:p text:style-name="P19"/>
      <text:p text:style-name="P19"><text:s text:c="8"/>static void saveInStream(std::ostream&amp; os, node_ptr root);</text:p>
      <text:p text:style-name="P19"><text:s text:c="8"/>void saveInStream(std::ostream&amp; os) const;</text:p>
      <text:p text:style-name="P19"/>
      <text:p text:style-name="P19"><text:s text:c="8"/>static RBTree&lt;T, EqualTo, Less&gt; readFromStream(std::istream&amp; is);</text:p>
      <text:p text:style-name="P19"/>
      <text:p text:style-name="P19"><text:s text:c="8"/>static void printTree(std::ostream&amp; os, node_ptr root, int ident = 0);</text:p>
      <text:p text:style-name="P19"><text:s text:c="8"/>void printTree(std::ostream&amp; os) const;</text:p>
      <text:p text:style-name="P19"/>
      <text:p text:style-name="P19"><text:s text:c="4"/>protected:</text:p>
      <text:p text:style-name="P19"><text:s text:c="8"/>class AdditionMethodImplementation;</text:p>
      <text:p text:style-name="P19"><text:s text:c="8"/>class RemovalMethodImplementation;</text:p>
      <text:p text:style-name="P19"/>
      <text:p text:style-name="P19"><text:s text:c="8"/>static bool subtreesEqual(node_ptr r1, node_ptr r2);</text:p>
      <text:p text:style-name="P19"><text:soft-page-break/><text:s text:c="8"/>static node_ptr findInSubtree(node_ptr root, T const&amp; value);</text:p>
      <text:p text:style-name="P19"/>
      <text:p text:style-name="P19"><text:s text:c="8"/>node_ptr rightRotate(node_ptr node);</text:p>
      <text:p text:style-name="P19"><text:s text:c="8"/>node_ptr leftRotate(node_ptr node);</text:p>
      <text:p text:style-name="P19"/>
      <text:p text:style-name="P19"><text:s text:c="8"/>void move(RBTree&lt;T, EqualTo, Less&gt;&amp;&amp; other);</text:p>
      <text:p text:style-name="P19"/>
      <text:p text:style-name="P19"><text:s text:c="8"/>static node_ptr readSubtreeFromStream(std::istream&amp; is);</text:p>
      <text:p text:style-name="P19"/>
      <text:p text:style-name="P19"><text:s text:c="4"/>protected:</text:p>
      <text:p text:style-name="P19"><text:s text:c="8"/>node_ptr root;</text:p>
      <text:p text:style-name="P19"><text:s text:c="8"/>uint64_t _size;</text:p>
      <text:p text:style-name="P19"/>
      <text:p text:style-name="P19"><text:s text:c="4"/>};</text:p>
      <text:p text:style-name="P19"/>
      <text:p text:style-name="P19"><text:s text:c="4"/>template &lt;class T, typename EqualTo, typename Less&gt;</text:p>
      <text:p text:style-name="P19"><text:s text:c="4"/>class RBTree&lt;T, EqualTo, Less&gt;::Node {</text:p>
      <text:p text:style-name="P19"><text:s text:c="4"/>public:</text:p>
      <text:p text:style-name="P19"/>
      <text:p text:style-name="P19"><text:s text:c="8"/>Node(Color color, value_ptr value) </text:p>
      <text:p text:style-name="P19"><text:s text:c="12"/>: color(color), value(value), id(++count) {}</text:p>
      <text:p text:style-name="P19"/>
      <text:p text:style-name="P19"><text:s text:c="8"/>bool operator==(Node const&amp; other) const;</text:p>
      <text:p text:style-name="P19"/>
      <text:p text:style-name="P19"><text:s text:c="8"/>bool hasNoKids() const;</text:p>
      <text:p text:style-name="P19"/>
      <text:p text:style-name="P19"><text:s text:c="8"/>std::ostream&amp; print(std::ostream&amp; os) const;</text:p>
      <text:p text:style-name="P19"><text:s text:c="8"/>std::istream&amp; read(std::istream&amp; is);</text:p>
      <text:p text:style-name="P19"/>
      <text:p text:style-name="P19"><text:s text:c="4"/>public:</text:p>
      <text:p text:style-name="P19"><text:s text:c="8"/>static bool leftIsTheOne(node_ptr node, T const&amp; value);</text:p>
      <text:p text:style-name="P19"><text:s text:c="8"/>static bool rightIsTheOne(node_ptr node, T const&amp; value);</text:p>
      <text:p text:style-name="P19"/>
      <text:p text:style-name="P19"><text:s text:c="4"/>public:</text:p>
      <text:p text:style-name="P19"><text:s text:c="8"/>node_ptr left;</text:p>
      <text:p text:style-name="P19"><text:s text:c="8"/>node_ptr right;</text:p>
      <text:p text:style-name="P19"><text:s text:c="8"/>wnode_ptr parent;</text:p>
      <text:p text:style-name="P19"><text:soft-page-break/><text:s text:c="8"/>Color color;</text:p>
      <text:p text:style-name="P19"><text:s text:c="8"/>value_ptr value;</text:p>
      <text:p text:style-name="P19"><text:s text:c="8"/></text:p>
      <text:p text:style-name="P19"><text:s text:c="8"/>static size_t count;</text:p>
      <text:p text:style-name="P19"><text:s text:c="8"/>size_t const id;</text:p>
      <text:p text:style-name="P19"/>
      <text:p text:style-name="P19"><text:s text:c="4"/>};</text:p>
      <text:p text:style-name="P19"/>
      <text:p text:style-name="P19"><text:s text:c="4"/>template &lt;class T, typename EqualTo, typename Less&gt;</text:p>
      <text:p text:style-name="P19"><text:s text:c="4"/>size_t RBTree&lt;T, EqualTo, Less&gt;::Node::count = 0;</text:p>
      <text:p text:style-name="P19"/>
      <text:p text:style-name="P19"><text:s text:c="4"/>template &lt;class T, typename EqualTo, typename Less&gt;</text:p>
      <text:p text:style-name="P19"><text:s text:c="4"/>class RBTree&lt;T, EqualTo, Less&gt;::AdditionMethodImplementation {</text:p>
      <text:p text:style-name="P19"><text:s text:c="4"/>protected:</text:p>
      <text:p text:style-name="P19"><text:s text:c="8"/>RBTree* const tree;</text:p>
      <text:p text:style-name="P19"/>
      <text:p text:style-name="P19"><text:s text:c="4"/>public:</text:p>
      <text:p text:style-name="P19"><text:s text:c="8"/>AdditionMethodImplementation(RBTree&lt;T, EqualTo, Less&gt;* const tree)</text:p>
      <text:p text:style-name="P19"><text:s text:c="9"/>: tree(tree) {}</text:p>
      <text:p text:style-name="P19"/>
      <text:p text:style-name="P19"><text:s text:c="8"/>void run(T const&amp; value);</text:p>
      <text:p text:style-name="P19"/>
      <text:p text:style-name="P19"><text:s text:c="4"/>protected:</text:p>
      <text:p text:style-name="P19"><text:s text:c="8"/>void balanceFrom(node_ptr node);</text:p>
      <text:p text:style-name="P19"><text:s text:c="8"/>node_ptr leftChildParentCaseBalance(node_ptr node);</text:p>
      <text:p text:style-name="P19"><text:s text:c="8"/>node_ptr rightChildParentCaseBalance(node_ptr node);</text:p>
      <text:p text:style-name="P19"><text:s text:c="8"/>void restoreRootProperty();</text:p>
      <text:p text:style-name="P19"/>
      <text:p text:style-name="P19"><text:s text:c="8"/>node_ptr findLeafParentInSubtree(node_ptr root, T const&amp; value);</text:p>
      <text:p text:style-name="P19"/>
      <text:p text:style-name="P19"><text:s text:c="8"/>static node_ptr recolorParentAndGrandfather(node_ptr node);</text:p>
      <text:p text:style-name="P19"><text:s text:c="8"/>static node_ptr recolorParentAndUncleAndGrandfather(node_ptr node);</text:p>
      <text:p text:style-name="P19"/>
      <text:p text:style-name="P19"><text:s text:c="8"/>static bool redNode(node_ptr node);</text:p>
      <text:p text:style-name="P19"><text:s text:c="8"/>static bool redParent(node_ptr node);</text:p>
      <text:p text:style-name="P19"><text:s text:c="8"/>static bool redUncleCase(node_ptr node);</text:p>
      <text:p text:style-name="P19"><text:s text:c="8"/>static bool noGrandFatherCase(node_ptr node);</text:p>
      <text:p text:style-name="P19"><text:soft-page-break/><text:s text:c="8"/>static bool leftChildParentCase(node_ptr node);</text:p>
      <text:p text:style-name="P19"><text:s text:c="8"/>static bool rightChildParentCase(node_ptr node);</text:p>
      <text:p text:style-name="P19"><text:s text:c="8"/>static bool leftChildNodeCase(node_ptr node);</text:p>
      <text:p text:style-name="P19"><text:s text:c="8"/>static bool rightChildNodeCase(node_ptr node);</text:p>
      <text:p text:style-name="P19"><text:s text:c="8"/></text:p>
      <text:p text:style-name="P19"/>
      <text:p text:style-name="P19"><text:s text:c="8"/>node_ptr makeNode(Color color, T const&amp; value);</text:p>
      <text:p text:style-name="P19"><text:s text:c="8"/>node_ptr addToLeafOfSubtree(node_ptr root, T const&amp; value);</text:p>
      <text:p text:style-name="P19"><text:s text:c="8"/>node_ptr addNodeToLeaf(node_ptr node, T const&amp; value);</text:p>
      <text:p text:style-name="P19"><text:s text:c="8"/>node_ptr addNodeToLeftLeaf(node_ptr node, T const&amp; value);</text:p>
      <text:p text:style-name="P19"><text:s text:c="8"/>node_ptr addNodeToRightLeaf(node_ptr node, T const&amp; value);</text:p>
      <text:p text:style-name="P19"/>
      <text:p text:style-name="P19"><text:s text:c="4"/>};</text:p>
      <text:p text:style-name="P19"/>
      <text:p text:style-name="P19"/>
      <text:p text:style-name="P19"><text:s text:c="4"/>template &lt;class T, typename EqualTo, typename Less&gt;</text:p>
      <text:p text:style-name="P19"><text:s text:c="4"/>class RBTree&lt;T, EqualTo, Less&gt;::RemovalMethodImplementation {</text:p>
      <text:p text:style-name="P19"><text:s text:c="4"/>protected:</text:p>
      <text:p text:style-name="P19"><text:s text:c="8"/>RBTree* const tree;</text:p>
      <text:p text:style-name="P19"/>
      <text:p text:style-name="P19"><text:s text:c="4"/>public:</text:p>
      <text:p text:style-name="P19"><text:s text:c="8"/>RemovalMethodImplementation(RBTree&lt;T, EqualTo, Less&gt;* const tree)</text:p>
      <text:p text:style-name="P19"><text:s text:c="9"/>: tree(tree) {}</text:p>
      <text:p text:style-name="P19"/>
      <text:p text:style-name="P19"><text:s text:c="8"/>value_ptr run(T const&amp; value);</text:p>
      <text:p text:style-name="P19"/>
      <text:p text:style-name="P19"><text:s text:c="4"/>protected:</text:p>
      <text:p text:style-name="P19"><text:s text:c="8"/>node_ptr removeNode(node_ptr node);</text:p>
      <text:p text:style-name="P19"><text:s text:c="8"/>void fixBlackHeight(node_ptr parent, ChildSide problemSide);</text:p>
      <text:p text:style-name="P19"><text:s text:c="8"/>void fixBlackHeightForLeft(node_ptr parent);</text:p>
      <text:p text:style-name="P19"><text:s text:c="8"/>void fixBlackHeightForRight(node_ptr parent);</text:p>
      <text:p text:style-name="P19"/>
      <text:p text:style-name="P19"><text:s text:c="8"/>void runFixFromGrandFather(node_ptr node);</text:p>
      <text:p text:style-name="P19"/>
      <text:p text:style-name="P19"><text:s text:c="8"/>static bool blackChildrenCase(node_ptr node);</text:p>
      <text:p text:style-name="P19"><text:s text:c="8"/>static bool redLeftChildCase(node_ptr node);</text:p>
      <text:p text:style-name="P19"><text:s text:c="8"/>static bool redRightChildCase(node_ptr node);</text:p>
      <text:p text:style-name="P19"><text:soft-page-break/></text:p>
      <text:p text:style-name="P19"><text:s text:c="8"/>static bool childlessNodeCase(node_ptr);</text:p>
      <text:p text:style-name="P19"><text:s text:c="8"/>static bool nodeWithOneChildCase(node_ptr);</text:p>
      <text:p text:style-name="P19"/>
      <text:p text:style-name="P19"><text:s text:c="8"/>node_ptr removeChildlessNode(node_ptr);</text:p>
      <text:p text:style-name="P19"><text:s text:c="8"/>node_ptr removeNodeWithOneChild(node_ptr);</text:p>
      <text:p text:style-name="P19"><text:s text:c="8"/>node_ptr removeNodeWithTwoChildren(node_ptr);</text:p>
      <text:p text:style-name="P19"/>
      <text:p text:style-name="P19"><text:s text:c="8"/>static node_ptr findLeastLargestNodeFromNodeWithTwoChildren(node_ptr);</text:p>
      <text:p text:style-name="P19"/>
      <text:p text:style-name="P19"><text:s text:c="4"/>};</text:p>
      <text:p text:style-name="P19"/>
      <text:p text:style-name="P19"><text:s text:c="4"/>// RBTree class methods implementation</text:p>
      <text:p text:style-name="P19">#ifdef RB_TREE_HPP</text:p>
      <text:p text:style-name="P19">#define RB_TREE_HPP</text:p>
      <text:p text:style-name="P19"/>
      <text:p text:style-name="P19"><text:s text:c="4"/>template &lt;class T, typename EqualTo, typename Less&gt;</text:p>
      <text:p text:style-name="P19"><text:s text:c="4"/>RBTree&lt;T, EqualTo, Less&gt;::RBTree(RBTree&amp;&amp; other) {</text:p>
      <text:p text:style-name="P19"><text:s text:c="8"/>move(std::move(other));</text:p>
      <text:p text:style-name="P19"><text:s text:c="4"/>}</text:p>
      <text:p text:style-name="P19"/>
      <text:p text:style-name="P19"><text:s text:c="4"/>template &lt;class T, typename EqualTo, typename Less&gt;</text:p>
      <text:p text:style-name="P19"><text:s text:c="4"/>RBTree&lt;T, EqualTo, Less&gt;&amp; RBTree&lt;T, EqualTo, Less&gt;::operator=(RBTree&lt;T, EqualTo, Less&gt;&amp;&amp; other) {</text:p>
      <text:p text:style-name="P19"><text:s text:c="8"/>move(std::move(other));</text:p>
      <text:p text:style-name="P19"><text:s text:c="8"/>return *this;</text:p>
      <text:p text:style-name="P19"><text:s text:c="4"/>}</text:p>
      <text:p text:style-name="P19"/>
      <text:p text:style-name="P19"><text:s text:c="4"/>template &lt;class T, typename EqualTo, typename Less&gt;</text:p>
      <text:p text:style-name="P19"><text:s text:c="4"/>void RBTree&lt;T, EqualTo, Less&gt;::move(RBTree&amp;&amp; other) {</text:p>
      <text:p text:style-name="P19"><text:s text:c="8"/>root = other.root;</text:p>
      <text:p text:style-name="P19"><text:s text:c="8"/>_size = other._size;</text:p>
      <text:p text:style-name="P19"/>
      <text:p text:style-name="P19"><text:s text:c="8"/>other.root = nullptr;</text:p>
      <text:p text:style-name="P19"><text:s text:c="8"/>other._size = 0;</text:p>
      <text:p text:style-name="P19"><text:s text:c="4"/>}</text:p>
      <text:p text:style-name="P19"/>
      <text:p text:style-name="P19"><text:soft-page-break/><text:s text:c="4"/>template &lt;class T, typename EqualTo, typename Less&gt;</text:p>
      <text:p text:style-name="P19"><text:s text:c="4"/>typename RBTree&lt;T, EqualTo, Less&gt;::value_ptr RBTree&lt;T, EqualTo, Less&gt;::find(T const&amp; value) const {</text:p>
      <text:p text:style-name="P19"><text:s text:c="8"/>try {</text:p>
      <text:p text:style-name="P19"><text:s text:c="12"/>node_ptr node = findInSubtree(root, value);</text:p>
      <text:p text:style-name="P19"><text:s text:c="12"/>return node-&gt;value;</text:p>
      <text:p text:style-name="P19"><text:s text:c="8"/>} catch (NoSuchElementInSubtree const&amp; e) {</text:p>
      <text:p text:style-name="P19"><text:s text:c="12"/>throw NoSuchElement("Error: no such element in RBTree!");</text:p>
      <text:p text:style-name="P19"><text:s text:c="8"/>}</text:p>
      <text:p text:style-name="P19"><text:s text:c="4"/>}</text:p>
      <text:p text:style-name="P19"/>
      <text:p text:style-name="P19"><text:s text:c="4"/>template &lt;class T, typename EqualTo, typename Less&gt;</text:p>
      <text:p text:style-name="P19"><text:s text:c="4"/>void RBTree&lt;T, EqualTo, Less&gt;::add(T const&amp; value) {</text:p>
      <text:p text:style-name="P19"><text:s text:c="8"/>AdditionMethodImplementation impl(this);</text:p>
      <text:p text:style-name="P19"><text:s text:c="8"/>impl.run(value);</text:p>
      <text:p text:style-name="P19"><text:s text:c="4"/>}</text:p>
      <text:p text:style-name="P19"/>
      <text:p text:style-name="P19"><text:s text:c="4"/>template &lt;class T, typename EqualTo, typename Less&gt;</text:p>
      <text:p text:style-name="P19"><text:s text:c="4"/>typename RBTree&lt;T, EqualTo, Less&gt;::value_ptr RBTree&lt;T, EqualTo, Less&gt;::remove(T const&amp; value) {</text:p>
      <text:p text:style-name="P19"><text:s text:c="8"/>RemovalMethodImplementation impl(this);</text:p>
      <text:p text:style-name="P19"><text:s text:c="8"/>return impl.run(value);</text:p>
      <text:p text:style-name="P19"><text:s text:c="4"/>}</text:p>
      <text:p text:style-name="P19"/>
      <text:p text:style-name="P19"><text:s text:c="4"/>template &lt;class T, typename EqualTo, typename Less&gt;</text:p>
      <text:p text:style-name="P19"><text:s text:c="4"/>bool RBTree&lt;T, EqualTo, Less&gt;::empty() const {</text:p>
      <text:p text:style-name="P19"><text:s text:c="8"/>return !root;</text:p>
      <text:p text:style-name="P19"><text:s text:c="4"/>}</text:p>
      <text:p text:style-name="P19"/>
      <text:p text:style-name="P19"><text:s text:c="4"/>template &lt;class T, typename EqualTo, typename Less&gt;</text:p>
      <text:p text:style-name="P19"><text:s text:c="4"/>uint64_t RBTree&lt;T, EqualTo, Less&gt;::size() const {</text:p>
      <text:p text:style-name="P19"><text:s text:c="8"/>return _size;</text:p>
      <text:p text:style-name="P19"><text:s text:c="4"/>}</text:p>
      <text:p text:style-name="P19"/>
      <text:p text:style-name="P19"><text:s text:c="4"/>template &lt;class T, typename EqualTo, typename Less&gt;</text:p>
      <text:p text:style-name="P19"><text:s text:c="4"/>bool RBTree&lt;T, EqualTo, Less&gt;::operator==(RBTree&lt;T, EqualTo, Less&gt; const&amp; other) const {</text:p>
      <text:p text:style-name="P19"><text:s text:c="8"/>return subtreesEqual(root, other.root);</text:p>
      <text:p text:style-name="P19"><text:s text:c="4"/>}</text:p>
      <text:p text:style-name="P19"/>
      <text:p text:style-name="P19"><text:soft-page-break/></text:p>
      <text:p text:style-name="P19"><text:s text:c="4"/>template &lt;class T, typename EqualTo, typename Less&gt;</text:p>
      <text:p text:style-name="P19"><text:s text:c="4"/>void RBTree&lt;T, EqualTo, Less&gt;::saveInStream(std::ostream&amp; os, node_ptr root) {</text:p>
      <text:p text:style-name="P19"><text:s text:c="8"/>if (root) {</text:p>
      <text:p text:style-name="P19"><text:s text:c="12"/>root-&gt;print(os);</text:p>
      <text:p text:style-name="P19"><text:s text:c="12"/>saveInStream(os, root-&gt;left);</text:p>
      <text:p text:style-name="P19"><text:s text:c="12"/>saveInStream(os, root-&gt;right);</text:p>
      <text:p text:style-name="P19"><text:s text:c="8"/>} else {</text:p>
      <text:p text:style-name="P19"><text:s text:c="12"/>os &lt;&lt; "N";</text:p>
      <text:p text:style-name="P19"><text:s text:c="8"/>}</text:p>
      <text:p text:style-name="P19"><text:s text:c="4"/>}</text:p>
      <text:p text:style-name="P19"/>
      <text:p text:style-name="P19"><text:s text:c="4"/>template &lt;class T, typename EqualTo, typename Less&gt;</text:p>
      <text:p text:style-name="P19"><text:s text:c="4"/>void RBTree&lt;T, EqualTo, Less&gt;::saveInStream(std::ostream&amp; os) const {</text:p>
      <text:p text:style-name="P19"><text:s text:c="8"/>RBTree&lt;T, EqualTo, Less&gt;::saveInStream(os, root);</text:p>
      <text:p text:style-name="P19"><text:s text:c="4"/>}</text:p>
      <text:p text:style-name="P19"><text:s text:c="4"/></text:p>
      <text:p text:style-name="P19"><text:s text:c="4"/>template &lt;class T, typename EqualTo, typename Less&gt;</text:p>
      <text:p text:style-name="P19"><text:s text:c="4"/>RBTree&lt;T, EqualTo, Less&gt; RBTree&lt;T, EqualTo, Less&gt;::readFromStream(std::istream&amp; is) {</text:p>
      <text:p text:style-name="P19"><text:s text:c="8"/>RBTree&lt;T, EqualTo, Less&gt; tree;</text:p>
      <text:p text:style-name="P19"><text:s text:c="8"/>auto root = readSubtreeFromStream(is);</text:p>
      <text:p text:style-name="P19"><text:s text:c="8"/>tree.root = root;</text:p>
      <text:p text:style-name="P19"><text:s text:c="8"/>return tree;</text:p>
      <text:p text:style-name="P19"><text:s text:c="4"/>}</text:p>
      <text:p text:style-name="P19"/>
      <text:p text:style-name="P19"><text:s text:c="4"/>template &lt;class T, typename EqualTo, typename Less&gt;</text:p>
      <text:p text:style-name="P19"><text:s text:c="4"/>typename RBTree&lt;T, EqualTo, Less&gt;::node_ptr RBTree&lt;T, EqualTo, Less&gt;::readSubtreeFromStream(std::istream&amp; is) {</text:p>
      <text:p text:style-name="P19"><text:s text:c="8"/>auto root = std::make_shared&lt;RBTree&lt;T, EqualTo, Less&gt;::Node&gt;(Color::BLACK, nullptr);</text:p>
      <text:p text:style-name="P19"><text:s text:c="8"/>try {</text:p>
      <text:p text:style-name="P19"><text:s text:c="12"/>root-&gt;read(is);</text:p>
      <text:p text:style-name="P19"><text:s text:c="8"/>} catch (...) {</text:p>
      <text:p text:style-name="P19"><text:s text:c="12"/>return nullptr;</text:p>
      <text:p text:style-name="P19"><text:s text:c="8"/>}</text:p>
      <text:p text:style-name="P19"><text:s text:c="8"/>root-&gt;left = readSubtreeFromStream(is);</text:p>
      <text:p text:style-name="P19"><text:s text:c="8"/>if (root-&gt;left) {</text:p>
      <text:p text:style-name="P19"><text:s text:c="12"/>root-&gt;left-&gt;parent = root;</text:p>
      <text:p text:style-name="P19"><text:soft-page-break/><text:s text:c="8"/>}</text:p>
      <text:p text:style-name="P19"><text:s text:c="8"/>root-&gt;right = readSubtreeFromStream(is);</text:p>
      <text:p text:style-name="P19"><text:s text:c="8"/>if (root-&gt;right) {</text:p>
      <text:p text:style-name="P19"><text:s text:c="12"/>root-&gt;right-&gt;parent = root;</text:p>
      <text:p text:style-name="P19"><text:s text:c="8"/>}</text:p>
      <text:p text:style-name="P19"><text:s text:c="8"/>return root;</text:p>
      <text:p text:style-name="P19"><text:s text:c="4"/>}</text:p>
      <text:p text:style-name="P19"/>
      <text:p text:style-name="P19"><text:s text:c="4"/>template &lt;class T, typename EqualTo, typename Less&gt;</text:p>
      <text:p text:style-name="P19"><text:s text:c="4"/>void RBTree&lt;T, EqualTo, Less&gt;::printTree(std::ostream&amp; os, node_ptr root, int indent) {</text:p>
      <text:p text:style-name="P19"><text:s text:c="8"/>if(root != NULL) {</text:p>
      <text:p text:style-name="P19"><text:s text:c="12"/>if(root-&gt;right) {</text:p>
      <text:p text:style-name="P19"><text:s text:c="16"/>printTree(os, root-&gt;right, indent + 4);</text:p>
      <text:p text:style-name="P19"><text:s text:c="12"/>} if (indent) {</text:p>
      <text:p text:style-name="P19"><text:s text:c="16"/>os &lt;&lt; std::setw(indent) &lt;&lt; ' ';</text:p>
      <text:p text:style-name="P19"><text:s text:c="12"/>} if (root-&gt;right) {</text:p>
      <text:p text:style-name="P19"><text:s text:c="16"/>os &lt;&lt;" /\n" &lt;&lt; std::setw(indent) &lt;&lt; ' ';</text:p>
      <text:p text:style-name="P19"><text:s text:c="12"/>}</text:p>
      <text:p text:style-name="P19"><text:s text:c="12"/>root-&gt;print(os) &lt;&lt; "\n ";</text:p>
      <text:p text:style-name="P19"><text:s text:c="12"/>if (root-&gt;left) {</text:p>
      <text:p text:style-name="P19"><text:s text:c="16"/>os &lt;&lt; std::setw(indent) &lt;&lt; ' ' &lt;&lt;" \\\n";</text:p>
      <text:p text:style-name="P19"><text:s text:c="16"/>printTree(os, root-&gt;left, indent + 4);</text:p>
      <text:p text:style-name="P19"><text:s text:c="12"/>}</text:p>
      <text:p text:style-name="P19"><text:s text:c="8"/>}</text:p>
      <text:p text:style-name="P19"><text:s text:c="4"/>}</text:p>
      <text:p text:style-name="P19"/>
      <text:p text:style-name="P19"><text:s text:c="4"/>template &lt;class T, typename EqualTo, typename Less&gt;</text:p>
      <text:p text:style-name="P19"><text:s text:c="4"/>void RBTree&lt;T, EqualTo, Less&gt;::printTree(std::ostream&amp; os) const {</text:p>
      <text:p text:style-name="P19"><text:s text:c="8"/>RBTree&lt;T, EqualTo, Less&gt;::printTree(os, root);</text:p>
      <text:p text:style-name="P19"><text:s text:c="4"/>}</text:p>
      <text:p text:style-name="P19"/>
      <text:p text:style-name="P19"><text:s text:c="4"/>template &lt;class T, typename EqualTo, typename Less&gt;</text:p>
      <text:p text:style-name="P19"><text:s text:c="4"/>typename RBTree&lt;T, EqualTo, Less&gt;::node_ptr RBTree&lt;T, EqualTo, Less&gt;::findInSubtree(node_ptr root, T const&amp; value) {</text:p>
      <text:p text:style-name="P19"><text:s text:c="8"/>node_ptr result = nullptr;</text:p>
      <text:p text:style-name="P19"><text:s text:c="8"/>if (!root) {</text:p>
      <text:p text:style-name="P19"><text:s text:c="12"/>throw NoSuchElementInSubtree("Error: no such element in subtree");</text:p>
      <text:p text:style-name="P19"><text:soft-page-break/><text:s text:c="8"/>} else if (EqualTo::cmp(*root-&gt;value, value)) {</text:p>
      <text:p text:style-name="P19"><text:s text:c="12"/>result = <text:s/>root;</text:p>
      <text:p text:style-name="P19"><text:s text:c="8"/>} else if (Less::cmp(*root-&gt;value, value)) {</text:p>
      <text:p text:style-name="P19"><text:s text:c="12"/>result = <text:s/>findInSubtree(root-&gt;right, value);</text:p>
      <text:p text:style-name="P19"><text:s text:c="8"/>} else {</text:p>
      <text:p text:style-name="P19"><text:s text:c="12"/>result = <text:s/>findInSubtree(root-&gt;left, value);</text:p>
      <text:p text:style-name="P19"><text:s text:c="8"/>}</text:p>
      <text:p text:style-name="P19"><text:s text:c="8"/>return result;</text:p>
      <text:p text:style-name="P19"><text:s text:c="4"/>}</text:p>
      <text:p text:style-name="P19"/>
      <text:p text:style-name="P19"><text:s text:c="4"/>template &lt;class T, typename EqualTo, typename Less&gt;</text:p>
      <text:p text:style-name="P19"><text:s text:c="4"/>bool RBTree&lt;T, EqualTo, Less&gt;::subtreesEqual(node_ptr r1, node_ptr r2) {</text:p>
      <text:p text:style-name="P19"><text:s text:c="8"/>if (static_cast&lt;bool&gt;(r1) != static_cast&lt;bool&gt;(r2)) {</text:p>
      <text:p text:style-name="P19"><text:s text:c="12"/>return false;</text:p>
      <text:p text:style-name="P19"><text:s text:c="8"/>} else {</text:p>
      <text:p text:style-name="P19"><text:s text:c="12"/>return <text:s/>!(r1 || r2) ||</text:p>
      <text:p text:style-name="P19"><text:s text:c="20"/>((*r1 == *r2) &amp;&amp; </text:p>
      <text:p text:style-name="P19"><text:s text:c="20"/>subtreesEqual(r1-&gt;left, r2-&gt;left) &amp;&amp;</text:p>
      <text:p text:style-name="P19"><text:s text:c="20"/>subtreesEqual(r1-&gt;right, r2-&gt;right));</text:p>
      <text:p text:style-name="P19"><text:s text:c="8"/>}</text:p>
      <text:p text:style-name="P19"><text:s text:c="4"/>}</text:p>
      <text:p text:style-name="P19"/>
      <text:p text:style-name="P19"><text:s text:c="4"/>template &lt;class T, typename EqualTo, typename Less&gt;</text:p>
      <text:p text:style-name="P19"><text:s text:c="4"/>typename RBTree&lt;T, EqualTo, Less&gt;::node_ptr RBTree&lt;T, EqualTo, Less&gt;::leftRotate(node_ptr node) {</text:p>
      <text:p text:style-name="P19"><text:s text:c="8"/>auto parent = node-&gt;parent.lock();</text:p>
      <text:p text:style-name="P19"><text:s text:c="8"/></text:p>
      <text:p text:style-name="P19"><text:s text:c="8"/>// Set names</text:p>
      <text:p text:style-name="P19"><text:s text:c="8"/>auto root = node;</text:p>
      <text:p text:style-name="P19"><text:s text:c="8"/>auto pivot = node-&gt;right;</text:p>
      <text:p text:style-name="P19"><text:s text:c="8"/>auto midSubTree = pivot-&gt;left;</text:p>
      <text:p text:style-name="P19"><text:s text:c="8"/>if (root == this-&gt;root) {</text:p>
      <text:p text:style-name="P19"><text:s text:c="12"/>this-&gt;root = pivot;</text:p>
      <text:p text:style-name="P19"><text:s text:c="8"/>}</text:p>
      <text:p text:style-name="P19"/>
      <text:p text:style-name="P19"><text:s text:c="8"/>// Set link between root and midSubTree</text:p>
      <text:p text:style-name="P19"><text:s text:c="8"/>root-&gt;right = midSubTree;</text:p>
      <text:p text:style-name="P19"><text:s text:c="8"/>if (midSubTree) {</text:p>
      <text:p text:style-name="P19"><text:soft-page-break/><text:s text:c="12"/>midSubTree-&gt;parent = root;</text:p>
      <text:p text:style-name="P19"><text:s text:c="8"/>}</text:p>
      <text:p text:style-name="P19"/>
      <text:p text:style-name="P19"><text:s text:c="8"/>// Set link between root and pivot</text:p>
      <text:p text:style-name="P19"><text:s text:c="8"/>pivot-&gt;left = root;</text:p>
      <text:p text:style-name="P19"><text:s text:c="8"/>root-&gt;parent = pivot;</text:p>
      <text:p text:style-name="P19"/>
      <text:p text:style-name="P19"><text:s text:c="8"/>// Set link between pivot and parent</text:p>
      <text:p text:style-name="P19"><text:s text:c="8"/>if (parent) {</text:p>
      <text:p text:style-name="P19"><text:s text:c="12"/>if (parent-&gt;left == node) {</text:p>
      <text:p text:style-name="P19"><text:s text:c="16"/>parent-&gt;left = pivot;</text:p>
      <text:p text:style-name="P19"><text:s text:c="12"/>} else {</text:p>
      <text:p text:style-name="P19"><text:s text:c="16"/>parent-&gt;right = pivot;</text:p>
      <text:p text:style-name="P19"><text:s text:c="12"/>}</text:p>
      <text:p text:style-name="P19"><text:s text:c="8"/>}</text:p>
      <text:p text:style-name="P19"><text:s text:c="8"/>pivot-&gt;parent = parent;</text:p>
      <text:p text:style-name="P19"/>
      <text:p text:style-name="P19"><text:s text:c="8"/>return pivot;</text:p>
      <text:p text:style-name="P19"><text:s text:c="4"/>}</text:p>
      <text:p text:style-name="P19"/>
      <text:p text:style-name="P19"><text:s text:c="4"/>template &lt;class T, typename EqualTo, typename Less&gt;</text:p>
      <text:p text:style-name="P19"><text:s text:c="4"/>typename RBTree&lt;T, EqualTo, Less&gt;::node_ptr RBTree&lt;T, EqualTo, Less&gt;::rightRotate(node_ptr node) {</text:p>
      <text:p text:style-name="P19"><text:s text:c="8"/>auto parent = node-&gt;parent.lock();</text:p>
      <text:p text:style-name="P19"><text:s text:c="8"/></text:p>
      <text:p text:style-name="P19"><text:s text:c="8"/>// Set names</text:p>
      <text:p text:style-name="P19"><text:s text:c="8"/>auto root = node;</text:p>
      <text:p text:style-name="P19"><text:s text:c="8"/>auto pivot = node-&gt;left;</text:p>
      <text:p text:style-name="P19"><text:s text:c="8"/>auto midSubTree = pivot-&gt;right;</text:p>
      <text:p text:style-name="P19"><text:s text:c="8"/>if (root == this-&gt;root) {</text:p>
      <text:p text:style-name="P19"><text:s text:c="12"/>this-&gt;root = pivot;</text:p>
      <text:p text:style-name="P19"><text:s text:c="8"/>}</text:p>
      <text:p text:style-name="P19"/>
      <text:p text:style-name="P19"><text:s text:c="8"/>// Set link between root and midSubTree</text:p>
      <text:p text:style-name="P19"><text:s text:c="8"/>root-&gt;left = midSubTree;</text:p>
      <text:p text:style-name="P19"><text:s text:c="8"/>if (midSubTree) {</text:p>
      <text:p text:style-name="P19"><text:s text:c="12"/>midSubTree-&gt;parent = root;</text:p>
      <text:p text:style-name="P19"><text:soft-page-break/><text:s text:c="8"/>}</text:p>
      <text:p text:style-name="P19"/>
      <text:p text:style-name="P19"><text:s text:c="8"/>// Set link between root and pivot</text:p>
      <text:p text:style-name="P19"><text:s text:c="8"/>pivot-&gt;right = root;</text:p>
      <text:p text:style-name="P19"><text:s text:c="8"/>root-&gt;parent = pivot;</text:p>
      <text:p text:style-name="P19"><text:s text:c="8"/></text:p>
      <text:p text:style-name="P19"><text:s text:c="8"/>// Set link between pivot and parent</text:p>
      <text:p text:style-name="P19"><text:s text:c="8"/>if (parent) {</text:p>
      <text:p text:style-name="P19"><text:s text:c="12"/>if (parent-&gt;left == root) {</text:p>
      <text:p text:style-name="P19"><text:s text:c="16"/>parent-&gt;left = pivot;</text:p>
      <text:p text:style-name="P19"><text:s text:c="12"/>} else {</text:p>
      <text:p text:style-name="P19"><text:s text:c="16"/>parent-&gt;right = pivot;</text:p>
      <text:p text:style-name="P19"><text:s text:c="12"/>}</text:p>
      <text:p text:style-name="P19"><text:s text:c="8"/>}</text:p>
      <text:p text:style-name="P19"><text:s text:c="8"/>pivot-&gt;parent = parent;</text:p>
      <text:p text:style-name="P19"><text:s text:c="8"/>return pivot;</text:p>
      <text:p text:style-name="P19"><text:s text:c="4"/>}</text:p>
      <text:p text:style-name="P19"/>
      <text:p text:style-name="P19">#endif</text:p>
      <text:p text:style-name="P19"/>
      <text:p text:style-name="P19"><text:s text:c="4"/>// Node class methods implementation</text:p>
      <text:p text:style-name="P19">#ifdef RB_TREE_HPP</text:p>
      <text:p text:style-name="P19">#define RB_TREE_HPP</text:p>
      <text:p text:style-name="P19"><text:s text:c="4"/>template &lt;class T, typename EqualTo, typename Less&gt;</text:p>
      <text:p text:style-name="P19"><text:s text:c="4"/>bool RBTree&lt;T, EqualTo, Less&gt;::Node::leftIsTheOne(node_ptr node, T const&amp; value) {</text:p>
      <text:p text:style-name="P19"><text:s text:c="8"/>return (node != nullptr) &amp;&amp; (node-&gt;left != nullptr) &amp;&amp; EqualTo::cmp(*node-&gt;left-&gt;value, value);</text:p>
      <text:p text:style-name="P19"><text:s text:c="4"/>}</text:p>
      <text:p text:style-name="P19"/>
      <text:p text:style-name="P19"><text:s text:c="4"/>template &lt;class T, typename EqualTo, typename Less&gt;</text:p>
      <text:p text:style-name="P19"><text:s text:c="4"/>bool RBTree&lt;T, EqualTo, Less&gt;::Node::rightIsTheOne(node_ptr node, T const&amp; value) {</text:p>
      <text:p text:style-name="P19"><text:s text:c="8"/>return (node != nullptr) &amp;&amp; (node-&gt;right != nullptr) &amp;&amp; EqualTo::cmp(*node-&gt;right-&gt;value == value);</text:p>
      <text:p text:style-name="P19"><text:s text:c="4"/>}</text:p>
      <text:p text:style-name="P19"/>
      <text:p text:style-name="P19"><text:s text:c="4"/>template &lt;class T, typename EqualTo, typename Less&gt;</text:p>
      <text:p text:style-name="P19"><text:s text:c="4"/>bool RBTree&lt;T, EqualTo, Less&gt;::Node::operator==(Node const&amp; other) const {</text:p>
      <text:p text:style-name="P19"><text:s text:c="8"/>return (this-&gt;color == other.color) &amp;&amp; EqualTo::cmp(*this-&gt;value, *other.value);</text:p>
      <text:p text:style-name="P19"><text:soft-page-break/><text:s text:c="4"/>}</text:p>
      <text:p text:style-name="P19"/>
      <text:p text:style-name="P19"><text:s text:c="4"/>template &lt;class T, typename EqualTo, typename Less&gt;</text:p>
      <text:p text:style-name="P19"><text:s text:c="4"/>bool RBTree&lt;T, EqualTo, Less&gt;::Node::hasNoKids() const {</text:p>
      <text:p text:style-name="P19"><text:s text:c="8"/>return (left == nullptr) &amp;&amp; (right == nullptr);</text:p>
      <text:p text:style-name="P19"><text:s text:c="4"/>}</text:p>
      <text:p text:style-name="P19"/>
      <text:p text:style-name="P19"><text:s text:c="4"/>template &lt;class T, typename EqualTo, typename Less&gt;</text:p>
      <text:p text:style-name="P19"><text:s text:c="4"/>std::ostream&amp; RBTree&lt;T, EqualTo, Less&gt;::Node::print(std::ostream&amp; os) const {</text:p>
      <text:p text:style-name="P19"><text:s text:c="8"/>return os &lt;&lt; "(" &lt;&lt; *value &lt;&lt; ", " &lt;&lt; static_cast&lt;int&gt;(color) &lt;&lt; ")";</text:p>
      <text:p text:style-name="P19"><text:s text:c="4"/>}</text:p>
      <text:p text:style-name="P19"/>
      <text:p text:style-name="P19"><text:s text:c="4"/>template &lt;class T, typename EqualTo, typename Less&gt;</text:p>
      <text:p text:style-name="P19"><text:s text:c="4"/>std::istream&amp; RBTree&lt;T, EqualTo, Less&gt;::Node::read(std::istream&amp; is) {</text:p>
      <text:p text:style-name="P19"><text:s text:c="8"/>char _format_char;</text:p>
      <text:p text:style-name="P19"><text:s text:c="8"/>is &gt;&gt; _format_char;</text:p>
      <text:p text:style-name="P19"><text:s text:c="8"/>if (_format_char == 'N') {</text:p>
      <text:p text:style-name="P19"><text:s text:c="12"/>throw std::runtime_error("Error: bad reading RBTree node!");</text:p>
      <text:p text:style-name="P19"><text:s text:c="8"/>}</text:p>
      <text:p text:style-name="P19"><text:s text:c="8"/>value = std::make_shared&lt;T&gt;();</text:p>
      <text:p text:style-name="P19"><text:s text:c="8"/>is &gt;&gt; *value;</text:p>
      <text:p text:style-name="P19"><text:s text:c="8"/>is &gt;&gt; _format_char;</text:p>
      <text:p text:style-name="P19"><text:s text:c="8"/>char coloc_ch;</text:p>
      <text:p text:style-name="P19"><text:s text:c="8"/>is &gt;&gt; coloc_ch;</text:p>
      <text:p text:style-name="P19"><text:s text:c="8"/>color = (coloc_ch == '0' ? BLACK : RED);</text:p>
      <text:p text:style-name="P19"><text:s text:c="8"/>is &gt;&gt; _format_char;</text:p>
      <text:p text:style-name="P19"><text:s text:c="8"/>return is;</text:p>
      <text:p text:style-name="P19"><text:s text:c="4"/>}</text:p>
      <text:p text:style-name="P19"/>
      <text:p text:style-name="P19">#endif</text:p>
      <text:p text:style-name="P19"/>
      <text:p text:style-name="P19"><text:s text:c="4"/>// AdditionMethodImplementation class methods implementation</text:p>
      <text:p text:style-name="P19">#ifdef RB_TREE_HPP</text:p>
      <text:p text:style-name="P19">#define RB_TREE_HPP</text:p>
      <text:p text:style-name="P19"><text:s text:c="4"/>template &lt;class T, typename EqualTo, typename Less&gt;</text:p>
      <text:p text:style-name="P19"><text:s text:c="4"/>void RBTree&lt;T, EqualTo, Less&gt;::AdditionMethodImplementation::run(T const&amp; value) {</text:p>
      <text:p text:style-name="P19"><text:s text:c="8"/>if (tree-&gt;empty()) {</text:p>
      <text:p text:style-name="P19"><text:soft-page-break/><text:s text:c="12"/>tree-&gt;root = makeNode(BLACK, value);</text:p>
      <text:p text:style-name="P19"><text:s text:c="8"/>} else {</text:p>
      <text:p text:style-name="P19"><text:s text:c="12"/>auto node = addToLeafOfSubtree(tree-&gt;root, value);</text:p>
      <text:p text:style-name="P19"><text:s text:c="12"/>balanceFrom(node);</text:p>
      <text:p text:style-name="P19"><text:s text:c="8"/>}</text:p>
      <text:p text:style-name="P19"><text:s text:c="8"/>++tree-&gt;_size;</text:p>
      <text:p text:style-name="P19"><text:s text:c="4"/>}</text:p>
      <text:p text:style-name="P19"/>
      <text:p text:style-name="P19"><text:s text:c="4"/>template &lt;class T, typename EqualTo, typename Less&gt;</text:p>
      <text:p text:style-name="P19"><text:s text:c="4"/>typename RBTree&lt;T, EqualTo, Less&gt;::node_ptr RBTree&lt;T, EqualTo, Less&gt;::AdditionMethodImplementation::findLeafParentInSubtree(node_ptr root, T const&amp; value) {</text:p>
      <text:p text:style-name="P19"><text:s text:c="8"/>node_ptr result = nullptr;</text:p>
      <text:p text:style-name="P19"><text:s text:c="8"/>if (!root) {</text:p>
      <text:p text:style-name="P19"><text:s text:c="12"/>throw TreeEmpty("Error: empty tree");</text:p>
      <text:p text:style-name="P19"><text:s text:c="8"/>} else if (EqualTo::cmp(*root-&gt;value, value)) {</text:p>
      <text:p text:style-name="P19"><text:s text:c="12"/>throw NoLeafParentElementInTree("Error: no leaf parent in subtree");</text:p>
      <text:p text:style-name="P19"><text:s text:c="8"/>} else if (Less::cmp(*root-&gt;value, value)) {</text:p>
      <text:p text:style-name="P19"><text:s text:c="12"/>if (!root-&gt;right) {</text:p>
      <text:p text:style-name="P19"><text:s text:c="16"/>result = root;</text:p>
      <text:p text:style-name="P19"><text:s text:c="12"/>} else {</text:p>
      <text:p text:style-name="P19"><text:s text:c="16"/>result = findLeafParentInSubtree(root-&gt;right, value);</text:p>
      <text:p text:style-name="P19"><text:s text:c="12"/>}</text:p>
      <text:p text:style-name="P19"><text:s text:c="8"/>} else {</text:p>
      <text:p text:style-name="P19"><text:s text:c="12"/>if (!root-&gt;left) {</text:p>
      <text:p text:style-name="P19"><text:s text:c="16"/>result = root;</text:p>
      <text:p text:style-name="P19"><text:s text:c="12"/>} else {</text:p>
      <text:p text:style-name="P19"><text:s text:c="16"/>result = findLeafParentInSubtree(root-&gt;left, value);</text:p>
      <text:p text:style-name="P19"><text:s text:c="12"/>}</text:p>
      <text:p text:style-name="P19"><text:s text:c="8"/>}</text:p>
      <text:p text:style-name="P19"><text:s text:c="8"/>return result;</text:p>
      <text:p text:style-name="P19"><text:s text:c="4"/>}</text:p>
      <text:p text:style-name="P19"/>
      <text:p text:style-name="P19"><text:s text:c="4"/>template &lt;class T, typename EqualTo, typename Less&gt;</text:p>
      <text:p text:style-name="P19"><text:s text:c="4"/>typename RBTree&lt;T, EqualTo, Less&gt;::node_ptr RBTree&lt;T, EqualTo, Less&gt;::AdditionMethodImplementation::addToLeafOfSubtree(node_ptr root, T const&amp; value) {</text:p>
      <text:p text:style-name="P19"><text:s text:c="8"/>try {</text:p>
      <text:p text:style-name="P19"><text:s text:c="12"/>node_ptr node = findLeafParentInSubtree(root, value);</text:p>
      <text:p text:style-name="P19"><text:s text:c="12"/>return addNodeToLeaf(node, value);</text:p>
      <text:p text:style-name="P19"><text:soft-page-break/><text:s text:c="8"/>} catch (TreeEmpty const&amp; e) {</text:p>
      <text:p text:style-name="P19"><text:s text:c="12"/>throw e;</text:p>
      <text:p text:style-name="P19"><text:s text:c="8"/>} catch (...) {</text:p>
      <text:p text:style-name="P19"><text:s text:c="12"/>throw TreeHasGivenElement("Error: tree has element with given value");</text:p>
      <text:p text:style-name="P19"><text:s text:c="8"/>}</text:p>
      <text:p text:style-name="P19"><text:s text:c="4"/>}</text:p>
      <text:p text:style-name="P19"/>
      <text:p text:style-name="P19"><text:s text:c="4"/>template &lt;class T, typename EqualTo, typename Less&gt;</text:p>
      <text:p text:style-name="P19"><text:s text:c="4"/>void RBTree&lt;T, EqualTo, Less&gt;::AdditionMethodImplementation::balanceFrom(node_ptr node) {</text:p>
      <text:p text:style-name="P19"><text:s text:c="8"/>while (redNode(node) &amp;&amp; redParent(node)) {</text:p>
      <text:p text:style-name="P19"><text:s text:c="12"/>if (redUncleCase(node)) {</text:p>
      <text:p text:style-name="P19"><text:s text:c="16"/>node = recolorParentAndUncleAndGrandfather(node);</text:p>
      <text:p text:style-name="P19"><text:s text:c="12"/>} else if (leftChildParentCase(node)) {</text:p>
      <text:p text:style-name="P19"><text:s text:c="16"/>node = leftChildParentCaseBalance(node);</text:p>
      <text:p text:style-name="P19"><text:s text:c="12"/>} else {</text:p>
      <text:p text:style-name="P19"><text:s text:c="16"/>node = rightChildParentCaseBalance(node);</text:p>
      <text:p text:style-name="P19"><text:s text:c="12"/>}</text:p>
      <text:p text:style-name="P19"><text:s text:c="8"/>}</text:p>
      <text:p text:style-name="P19"><text:s text:c="8"/>restoreRootProperty();</text:p>
      <text:p text:style-name="P19"><text:s text:c="4"/>}</text:p>
      <text:p text:style-name="P19"/>
      <text:p text:style-name="P19"><text:s text:c="4"/>template &lt;class T, typename EqualTo, typename Less&gt;</text:p>
      <text:p text:style-name="P19"><text:s text:c="4"/>bool RBTree&lt;T, EqualTo, Less&gt;::AdditionMethodImplementation::redNode(node_ptr node) {</text:p>
      <text:p text:style-name="P19"><text:s text:c="8"/>return (node) &amp;&amp; (node-&gt;color == RED);</text:p>
      <text:p text:style-name="P19"><text:s text:c="4"/>}</text:p>
      <text:p text:style-name="P19"/>
      <text:p text:style-name="P19"><text:s text:c="4"/>template &lt;class T, typename EqualTo, typename Less&gt;</text:p>
      <text:p text:style-name="P19"><text:s text:c="4"/>bool RBTree&lt;T, EqualTo, Less&gt;::AdditionMethodImplementation::redParent(node_ptr node) {</text:p>
      <text:p text:style-name="P19"><text:s text:c="8"/>auto parent = node-&gt;parent.lock();</text:p>
      <text:p text:style-name="P19"><text:s text:c="8"/>return (parent) &amp;&amp; (parent-&gt;color == Color::RED);</text:p>
      <text:p text:style-name="P19"><text:s text:c="4"/>}</text:p>
      <text:p text:style-name="P19"/>
      <text:p text:style-name="P19"><text:s text:c="4"/>template &lt;class T, typename EqualTo, typename Less&gt;</text:p>
      <text:p text:style-name="P19"><text:s text:c="4"/>bool RBTree&lt;T, EqualTo, Less&gt;::AdditionMethodImplementation::noGrandFatherCase(node_ptr node) {</text:p>
      <text:p text:style-name="P19"><text:s text:c="8"/>auto parent = node-&gt;parent.lock();</text:p>
      <text:p text:style-name="P19"><text:s text:c="8"/>if (!parent) return true;</text:p>
      <text:p text:style-name="P19"><text:s text:c="8"/>return !parent-&gt;parent.lock();</text:p>
      <text:p text:style-name="P19"><text:soft-page-break/><text:s text:c="4"/>} </text:p>
      <text:p text:style-name="P19"/>
      <text:p text:style-name="P19"><text:s text:c="4"/>template &lt;class T, typename EqualTo, typename Less&gt;</text:p>
      <text:p text:style-name="P19"><text:s text:c="4"/>bool RBTree&lt;T, EqualTo, Less&gt;::AdditionMethodImplementation::leftChildParentCase(node_ptr node) {</text:p>
      <text:p text:style-name="P19"><text:s text:c="8"/>auto parent = node-&gt;parent.lock();</text:p>
      <text:p text:style-name="P19"><text:s text:c="8"/>if (!parent) return false;</text:p>
      <text:p text:style-name="P19"><text:s text:c="8"/>auto grandparent = parent-&gt;parent.lock();</text:p>
      <text:p text:style-name="P19"><text:s text:c="8"/>if (!grandparent) return false;</text:p>
      <text:p text:style-name="P19"><text:s text:c="8"/>return grandparent-&gt;left == parent;</text:p>
      <text:p text:style-name="P19"><text:s text:c="4"/>}</text:p>
      <text:p text:style-name="P19"/>
      <text:p text:style-name="P19"><text:s text:c="4"/>template &lt;class T, typename EqualTo, typename Less&gt;</text:p>
      <text:p text:style-name="P19"><text:s text:c="4"/>typename RBTree&lt;T, EqualTo, Less&gt;::node_ptr RBTree&lt;T, EqualTo, Less&gt;::AdditionMethodImplementation::leftChildParentCaseBalance(node_ptr node) {</text:p>
      <text:p text:style-name="P19"><text:s text:c="8"/>if (rightChildNodeCase(node)) {</text:p>
      <text:p text:style-name="P19"><text:s text:c="12"/>node = node-&gt;parent.lock();</text:p>
      <text:p text:style-name="P19"><text:s text:c="12"/>node = tree-&gt;leftRotate(node)-&gt;left;</text:p>
      <text:p text:style-name="P19"><text:s text:c="8"/>}</text:p>
      <text:p text:style-name="P19"><text:s text:c="8"/>auto grandfather = recolorParentAndGrandfather(node);</text:p>
      <text:p text:style-name="P19"><text:s text:c="8"/>return tree-&gt;rightRotate(grandfather);</text:p>
      <text:p text:style-name="P19"><text:s text:c="4"/>}</text:p>
      <text:p text:style-name="P19"/>
      <text:p text:style-name="P19"><text:s text:c="4"/>template &lt;class T, typename EqualTo, typename Less&gt;</text:p>
      <text:p text:style-name="P19"><text:s text:c="4"/>typename RBTree&lt;T, EqualTo, Less&gt;::node_ptr RBTree&lt;T, EqualTo, Less&gt;::AdditionMethodImplementation::rightChildParentCaseBalance(node_ptr node) {</text:p>
      <text:p text:style-name="P19"><text:s text:c="8"/>if (leftChildNodeCase(node)) {</text:p>
      <text:p text:style-name="P19"><text:s text:c="12"/>node = node-&gt;parent.lock();</text:p>
      <text:p text:style-name="P19"><text:s text:c="12"/>node = tree-&gt;rightRotate(node)-&gt;right;</text:p>
      <text:p text:style-name="P19"><text:s text:c="8"/>}</text:p>
      <text:p text:style-name="P19"><text:s text:c="8"/>auto grandfather = recolorParentAndGrandfather(node);</text:p>
      <text:p text:style-name="P19"><text:s text:c="8"/>return tree-&gt;leftRotate(grandfather);</text:p>
      <text:p text:style-name="P19"><text:s text:c="4"/>}</text:p>
      <text:p text:style-name="P19"/>
      <text:p text:style-name="P19"><text:s text:c="4"/>template &lt;class T, typename EqualTo, typename Less&gt;</text:p>
      <text:p text:style-name="P19"><text:s text:c="4"/>bool RBTree&lt;T, EqualTo, Less&gt;::AdditionMethodImplementation::redUncleCase(node_ptr node) {</text:p>
      <text:p text:style-name="P19"><text:s text:c="8"/>auto parent = node-&gt;parent.lock();</text:p>
      <text:p text:style-name="P19"><text:s text:c="8"/>if (!parent) return false;</text:p>
      <text:p text:style-name="P19"><text:s text:c="8"/>auto grandfather = parent-&gt;parent.lock();</text:p>
      <text:p text:style-name="P19"><text:soft-page-break/><text:s text:c="8"/>if (!grandfather) return false;</text:p>
      <text:p text:style-name="P19"><text:s text:c="8"/>node_ptr uncle;</text:p>
      <text:p text:style-name="P19"><text:s text:c="8"/>if (parent == grandfather-&gt;left) {</text:p>
      <text:p text:style-name="P19"><text:s text:c="12"/>uncle = grandfather-&gt;right;</text:p>
      <text:p text:style-name="P19"><text:s text:c="8"/>} else {</text:p>
      <text:p text:style-name="P19"><text:s text:c="12"/>uncle = grandfather-&gt;left;</text:p>
      <text:p text:style-name="P19"><text:s text:c="8"/>}</text:p>
      <text:p text:style-name="P19"><text:s text:c="8"/>return (uncle) &amp;&amp; (uncle-&gt;color == RED);</text:p>
      <text:p text:style-name="P19"><text:s text:c="4"/>} </text:p>
      <text:p text:style-name="P19"/>
      <text:p text:style-name="P19"><text:s text:c="4"/>template &lt;class T, typename EqualTo, typename Less&gt;</text:p>
      <text:p text:style-name="P19"><text:s text:c="4"/>typename RBTree&lt;T, EqualTo, Less&gt;::node_ptr RBTree&lt;T, EqualTo, Less&gt;::AdditionMethodImplementation::recolorParentAndGrandfather(node_ptr node) {</text:p>
      <text:p text:style-name="P19"><text:s text:c="8"/>auto parent = node-&gt;parent.lock();</text:p>
      <text:p text:style-name="P19"><text:s text:c="8"/>auto grandfather = parent-&gt;parent.lock();</text:p>
      <text:p text:style-name="P19"><text:s text:c="8"/>parent-&gt;color = BLACK;</text:p>
      <text:p text:style-name="P19"><text:s text:c="8"/>grandfather-&gt;color = RED;</text:p>
      <text:p text:style-name="P19"><text:s text:c="8"/>return grandfather;</text:p>
      <text:p text:style-name="P19"><text:s text:c="4"/>}</text:p>
      <text:p text:style-name="P19"/>
      <text:p text:style-name="P19"><text:s text:c="4"/>template &lt;class T, typename EqualTo, typename Less&gt;</text:p>
      <text:p text:style-name="P19"><text:s text:c="4"/>typename RBTree&lt;T, EqualTo, Less&gt;::node_ptr RBTree&lt;T, EqualTo, Less&gt;::AdditionMethodImplementation::recolorParentAndUncleAndGrandfather(node_ptr node) {</text:p>
      <text:p text:style-name="P19"><text:s text:c="8"/>auto parent = node-&gt;parent.lock();</text:p>
      <text:p text:style-name="P19"><text:s text:c="8"/>auto grandfather = parent-&gt;parent.lock();</text:p>
      <text:p text:style-name="P19"><text:s text:c="8"/>node_ptr uncle;</text:p>
      <text:p text:style-name="P19"><text:s text:c="8"/>if (parent == grandfather-&gt;right) {</text:p>
      <text:p text:style-name="P19"><text:s text:c="12"/>uncle = grandfather-&gt;left;</text:p>
      <text:p text:style-name="P19"><text:s text:c="8"/>} else {</text:p>
      <text:p text:style-name="P19"><text:s text:c="12"/>uncle = grandfather-&gt;right;</text:p>
      <text:p text:style-name="P19"><text:s text:c="8"/>}</text:p>
      <text:p text:style-name="P19"><text:s text:c="8"/>parent-&gt;color = uncle-&gt;color = BLACK;</text:p>
      <text:p text:style-name="P19"><text:s text:c="8"/>grandfather-&gt;color = RED;</text:p>
      <text:p text:style-name="P19"><text:s text:c="8"/>return grandfather;</text:p>
      <text:p text:style-name="P19"><text:s text:c="4"/>}</text:p>
      <text:p text:style-name="P19"/>
      <text:p text:style-name="P19"><text:s text:c="4"/>template &lt;class T, typename EqualTo, typename Less&gt;</text:p>
      <text:p text:style-name="P19"><text:s text:c="4"/>bool RBTree&lt;T, EqualTo, Less&gt;::AdditionMethodImplementation::rightChildNodeCase(node_ptr node) {</text:p>
      <text:p text:style-name="P19"><text:soft-page-break/><text:s text:c="8"/>auto parent = node-&gt;parent.lock();</text:p>
      <text:p text:style-name="P19"><text:s text:c="8"/>return (parent) &amp;&amp; (parent-&gt;right == node);</text:p>
      <text:p text:style-name="P19"><text:s text:c="4"/>}</text:p>
      <text:p text:style-name="P19"/>
      <text:p text:style-name="P19"><text:s text:c="4"/>template &lt;class T, typename EqualTo, typename Less&gt;</text:p>
      <text:p text:style-name="P19"><text:s text:c="4"/>bool RBTree&lt;T, EqualTo, Less&gt;::AdditionMethodImplementation::leftChildNodeCase(node_ptr node) {</text:p>
      <text:p text:style-name="P19"><text:s text:c="8"/>auto parent = node-&gt;parent.lock();</text:p>
      <text:p text:style-name="P19"><text:s text:c="8"/>return (parent) &amp;&amp; (parent-&gt;left == node);</text:p>
      <text:p text:style-name="P19"><text:s text:c="4"/>}</text:p>
      <text:p text:style-name="P19"/>
      <text:p text:style-name="P19"><text:s text:c="4"/>template &lt;class T, typename EqualTo, typename Less&gt;</text:p>
      <text:p text:style-name="P19"><text:s text:c="4"/>void RBTree&lt;T, EqualTo, Less&gt;::AdditionMethodImplementation::restoreRootProperty() {</text:p>
      <text:p text:style-name="P19"><text:s text:c="8"/>tree-&gt;root-&gt;color = BLACK;</text:p>
      <text:p text:style-name="P19"><text:s text:c="4"/>}</text:p>
      <text:p text:style-name="P19"/>
      <text:p text:style-name="P19"><text:s text:c="4"/>template &lt;class T, typename EqualTo, typename Less&gt;</text:p>
      <text:p text:style-name="P19"><text:s text:c="4"/>typename RBTree&lt;T, EqualTo, Less&gt;::node_ptr RBTree&lt;T, EqualTo, Less&gt;::AdditionMethodImplementation::addNodeToLeaf(node_ptr node, T const&amp; value) {</text:p>
      <text:p text:style-name="P19"><text:s text:c="8"/>node_ptr leaf;</text:p>
      <text:p text:style-name="P19"><text:s text:c="8"/>if (EqualTo::cmp(*node-&gt;value, value)) {</text:p>
      <text:p text:style-name="P19"><text:s text:c="12"/>throw TreeHasGivenElement("Error: can not add repeating element to leaf!");</text:p>
      <text:p text:style-name="P19"><text:s text:c="8"/>} else if (Less::cmp(*node-&gt;value, value)) {</text:p>
      <text:p text:style-name="P19"><text:s text:c="12"/>leaf = addNodeToRightLeaf(node, value);</text:p>
      <text:p text:style-name="P19"><text:s text:c="8"/>} else {</text:p>
      <text:p text:style-name="P19"><text:s text:c="12"/>leaf = addNodeToLeftLeaf(node, value);</text:p>
      <text:p text:style-name="P19"><text:s text:c="8"/>}</text:p>
      <text:p text:style-name="P19"><text:s text:c="8"/>leaf-&gt;parent = node;</text:p>
      <text:p text:style-name="P19"><text:s text:c="8"/>return leaf;</text:p>
      <text:p text:style-name="P19"><text:s text:c="4"/>}</text:p>
      <text:p text:style-name="P19"/>
      <text:p text:style-name="P19"><text:s text:c="4"/>template &lt;class T, typename EqualTo, typename Less&gt;</text:p>
      <text:p text:style-name="P19"><text:s text:c="4"/>typename RBTree&lt;T, EqualTo, Less&gt;::node_ptr RBTree&lt;T, EqualTo, Less&gt;::AdditionMethodImplementation::addNodeToLeftLeaf(node_ptr node, T const&amp; value) {</text:p>
      <text:p text:style-name="P19"><text:s text:c="8"/>if (!node-&gt;left) {</text:p>
      <text:p text:style-name="P19"><text:s text:c="12"/>return node-&gt;left = makeNode(Color::RED, value); </text:p>
      <text:p text:style-name="P19"><text:s text:c="8"/>} else {</text:p>
      <text:p text:style-name="P19"><text:s text:c="12"/>throw TreeHasGivenElement("Error: can not add leaf to node!");</text:p>
      <text:p text:style-name="P19"><text:s text:c="8"/>}</text:p>
      <text:p text:style-name="P19"><text:soft-page-break/><text:s text:c="4"/>}</text:p>
      <text:p text:style-name="P19"/>
      <text:p text:style-name="P19"><text:s text:c="4"/>template &lt;class T, typename EqualTo, typename Less&gt;</text:p>
      <text:p text:style-name="P19"><text:s text:c="4"/>typename RBTree&lt;T, EqualTo, Less&gt;::node_ptr RBTree&lt;T, EqualTo, Less&gt;::AdditionMethodImplementation::addNodeToRightLeaf(node_ptr node, T const&amp; value) {</text:p>
      <text:p text:style-name="P19"><text:s text:c="8"/>if (!node-&gt;right) {</text:p>
      <text:p text:style-name="P19"><text:s text:c="12"/>return node-&gt;right = makeNode(Color::RED, value); </text:p>
      <text:p text:style-name="P19"><text:s text:c="8"/>} else {</text:p>
      <text:p text:style-name="P19"><text:s text:c="12"/>throw TreeHasGivenElement("Error: can not add leaf to node!");</text:p>
      <text:p text:style-name="P19"><text:s text:c="8"/>}</text:p>
      <text:p text:style-name="P19"><text:s text:c="4"/>}</text:p>
      <text:p text:style-name="P19"/>
      <text:p text:style-name="P19"><text:s text:c="4"/>template &lt;class T, typename EqualTo, typename Less&gt;</text:p>
      <text:p text:style-name="P19"><text:s text:c="4"/>typename RBTree&lt;T, EqualTo, Less&gt;::node_ptr RBTree&lt;T, EqualTo, Less&gt;::AdditionMethodImplementation::makeNode(Color color, T const&amp; value) {</text:p>
      <text:p text:style-name="P19"><text:s text:c="8"/>auto v_ptr = std::make_shared&lt;T&gt;(value);</text:p>
      <text:p text:style-name="P19"><text:s text:c="8"/>return std::make_shared&lt;Node&gt;(color, v_ptr);</text:p>
      <text:p text:style-name="P19"><text:s text:c="4"/>}</text:p>
      <text:p text:style-name="P19"/>
      <text:p text:style-name="P19">#endif</text:p>
      <text:p text:style-name="P19"/>
      <text:p text:style-name="P19">// RemovalMethodImplementation class methods implementation</text:p>
      <text:p text:style-name="P19">#ifdef RB_TREE_HPP</text:p>
      <text:p text:style-name="P19">#define RB_TREE_HPP</text:p>
      <text:p text:style-name="P19"/>
      <text:p text:style-name="P19">template &lt;class T, typename EqualTo, typename Less&gt;</text:p>
      <text:p text:style-name="P19">typename RBTree&lt;T, EqualTo, Less&gt;::value_ptr RBTree&lt;T, EqualTo, Less&gt;::RemovalMethodImplementation::run(T const&amp; value) {</text:p>
      <text:p text:style-name="P19"><text:s text:c="4"/>if (tree-&gt;empty()) {</text:p>
      <text:p text:style-name="P19"><text:s text:c="8"/>throw TreeEmpty("Error: can not remove node from empty RBTree!");</text:p>
      <text:p text:style-name="P19"><text:s text:c="4"/>} try {</text:p>
      <text:p text:style-name="P19"><text:s text:c="8"/>auto node = tree-&gt;findInSubtree(tree-&gt;root, value);</text:p>
      <text:p text:style-name="P19"><text:s text:c="8"/>auto value = node-&gt;value;</text:p>
      <text:p text:style-name="P19"><text:s text:c="8"/>node = removeNode(node);</text:p>
      <text:p text:style-name="P19"><text:s text:c="8"/>auto parent = node-&gt;parent.lock();</text:p>
      <text:p text:style-name="P19"><text:s text:c="8"/>if (!parent) {</text:p>
      <text:p text:style-name="P19"><text:s text:c="12"/>node-&gt;color = BLACK;</text:p>
      <text:p text:style-name="P19"><text:s text:c="8"/>} else if (node-&gt;color == BLACK) {</text:p>
      <text:p text:style-name="P19"><text:soft-page-break/><text:s text:c="12"/>auto side = (Less::cmp(*node-&gt;value, *parent-&gt;value) ? LEFT : RIGHT);</text:p>
      <text:p text:style-name="P19"><text:s text:c="12"/>fixBlackHeight(parent, side);</text:p>
      <text:p text:style-name="P19"><text:s text:c="12"/>tree-&gt;root-&gt;color = BLACK;</text:p>
      <text:p text:style-name="P19"><text:s text:c="8"/>}</text:p>
      <text:p text:style-name="P19"><text:s text:c="8"/>--tree-&gt;_size;</text:p>
      <text:p text:style-name="P19"><text:s text:c="8"/>return value;</text:p>
      <text:p text:style-name="P19"><text:s text:c="4"/>} catch(NoSuchElementInSubtree const&amp; e) {</text:p>
      <text:p text:style-name="P19"><text:s text:c="8"/>throw NoSuchElement(e.what());</text:p>
      <text:p text:style-name="P19"><text:s text:c="4"/>}</text:p>
      <text:p text:style-name="P19">}</text:p>
      <text:p text:style-name="P19"/>
      <text:p text:style-name="P19">template &lt;class T, typename EqualTo, typename Less&gt;</text:p>
      <text:p text:style-name="P19">typename RBTree&lt;T, EqualTo, Less&gt;::node_ptr RBTree&lt;T, EqualTo, Less&gt;::RemovalMethodImplementation::removeNode(node_ptr node) {</text:p>
      <text:p text:style-name="P19"><text:s text:c="4"/>if (childlessNodeCase(node)) {</text:p>
      <text:p text:style-name="P19"><text:s text:c="8"/>node = removeChildlessNode(node);</text:p>
      <text:p text:style-name="P19"><text:s text:c="4"/>} else if (nodeWithOneChildCase(node)) {</text:p>
      <text:p text:style-name="P19"><text:s text:c="8"/>node = removeNodeWithOneChild(node);</text:p>
      <text:p text:style-name="P19"><text:s text:c="4"/>} else {</text:p>
      <text:p text:style-name="P19"><text:s text:c="8"/>node = removeNodeWithTwoChildren(node);</text:p>
      <text:p text:style-name="P19"><text:s text:c="4"/>}</text:p>
      <text:p text:style-name="P19"><text:s text:c="4"/>return node;</text:p>
      <text:p text:style-name="P19">}</text:p>
      <text:p text:style-name="P19"/>
      <text:p text:style-name="P19">template &lt;class T, typename EqualTo, typename Less&gt;</text:p>
      <text:p text:style-name="P19">bool RBTree&lt;T, EqualTo, Less&gt;::RemovalMethodImplementation::childlessNodeCase(node_ptr node) {</text:p>
      <text:p text:style-name="P19"><text:s text:c="4"/>return !(node-&gt;left || node-&gt;right);</text:p>
      <text:p text:style-name="P19">}</text:p>
      <text:p text:style-name="P19">template &lt;class T, typename EqualTo, typename Less&gt;</text:p>
      <text:p text:style-name="P19">bool RBTree&lt;T, EqualTo, Less&gt;::RemovalMethodImplementation::nodeWithOneChildCase(node_ptr node) {</text:p>
      <text:p text:style-name="P19"><text:s text:c="4"/>return (node-&gt;left &amp;&amp; !node-&gt;right) || (!node-&gt;left &amp;&amp; node-&gt;right);</text:p>
      <text:p text:style-name="P19">}</text:p>
      <text:p text:style-name="P19"/>
      <text:p text:style-name="P19">template &lt;class T, typename EqualTo, typename Less&gt;</text:p>
      <text:p text:style-name="P19">typename RBTree&lt;T, EqualTo, Less&gt;::node_ptr <text:s/>RBTree&lt;T, EqualTo, Less&gt;::RemovalMethodImplementation::removeChildlessNode(node_ptr node) {</text:p>
      <text:p text:style-name="P19"><text:s text:c="4"/>auto parent = node-&gt;parent.lock();</text:p>
      <text:p text:style-name="P19"><text:s text:c="4"/>if (!parent) {</text:p>
      <text:p text:style-name="P19"><text:soft-page-break/><text:s text:c="8"/>tree-&gt;root = nullptr;</text:p>
      <text:p text:style-name="P19"><text:s text:c="4"/>} else if (node == parent-&gt;left) {</text:p>
      <text:p text:style-name="P19"><text:s text:c="8"/>parent-&gt;left = nullptr;</text:p>
      <text:p text:style-name="P19"><text:s text:c="4"/>} else {</text:p>
      <text:p text:style-name="P19"><text:s text:c="8"/>parent-&gt;right = nullptr;</text:p>
      <text:p text:style-name="P19"><text:s text:c="4"/>}</text:p>
      <text:p text:style-name="P19"><text:s text:c="4"/>return node;</text:p>
      <text:p text:style-name="P19">}</text:p>
      <text:p text:style-name="P19"/>
      <text:p text:style-name="P19">template &lt;class T, typename EqualTo, typename Less&gt;</text:p>
      <text:p text:style-name="P19">typename RBTree&lt;T, EqualTo, Less&gt;::node_ptr <text:s/>RBTree&lt;T, EqualTo, Less&gt;::RemovalMethodImplementation::removeNodeWithOneChild(node_ptr node) {</text:p>
      <text:p text:style-name="P19"><text:s text:c="4"/>auto parent = node-&gt;parent.lock();</text:p>
      <text:p text:style-name="P19"><text:s text:c="4"/>auto child = (node-&gt;left ? node-&gt;left : node-&gt;right);</text:p>
      <text:p text:style-name="P19"><text:s text:c="4"/>if (!parent) {</text:p>
      <text:p text:style-name="P19"><text:s text:c="8"/>tree-&gt;root = child;</text:p>
      <text:p text:style-name="P19"><text:s text:c="8"/>child-&gt;parent = wnode_ptr();</text:p>
      <text:p text:style-name="P19"><text:s text:c="8"/>tree-&gt;root-&gt;color = BLACK;</text:p>
      <text:p text:style-name="P19"><text:s text:c="4"/>} else if (node == parent-&gt;left) {</text:p>
      <text:p text:style-name="P19"><text:s text:c="8"/>parent-&gt;left = child;</text:p>
      <text:p text:style-name="P19"><text:s text:c="8"/>child-&gt;parent = parent;</text:p>
      <text:p text:style-name="P19"><text:s text:c="4"/>} else {</text:p>
      <text:p text:style-name="P19"><text:s text:c="8"/>parent-&gt;right = child;</text:p>
      <text:p text:style-name="P19"><text:s text:c="8"/>child-&gt;parent = parent;</text:p>
      <text:p text:style-name="P19"><text:s text:c="4"/>}</text:p>
      <text:p text:style-name="P19"><text:s text:c="4"/>return node;</text:p>
      <text:p text:style-name="P19">}</text:p>
      <text:p text:style-name="P19"/>
      <text:p text:style-name="P19">template &lt;class T, typename EqualTo, typename Less&gt;</text:p>
      <text:p text:style-name="P19">typename RBTree&lt;T, EqualTo, Less&gt;::node_ptr <text:s/>RBTree&lt;T, EqualTo, Less&gt;::RemovalMethodImplementation::removeNodeWithTwoChildren(node_ptr node) {</text:p>
      <text:p text:style-name="P19"><text:s text:c="4"/>auto next = findLeastLargestNodeFromNodeWithTwoChildren(node);</text:p>
      <text:p text:style-name="P19"><text:s text:c="4"/>node-&gt;value = next-&gt;value;</text:p>
      <text:p text:style-name="P19"><text:s text:c="4"/>if (next-&gt;right) {</text:p>
      <text:p text:style-name="P19"><text:s text:c="8"/>return removeNodeWithOneChild(next);</text:p>
      <text:p text:style-name="P19"><text:s text:c="4"/>} else {</text:p>
      <text:p text:style-name="P19"><text:s text:c="8"/>return removeChildlessNode(next);</text:p>
      <text:p text:style-name="P19"><text:s text:c="4"/>}</text:p>
      <text:p text:style-name="P19"><text:soft-page-break/>}</text:p>
      <text:p text:style-name="P19"/>
      <text:p text:style-name="P19">template &lt;class T, typename EqualTo, typename Less&gt;</text:p>
      <text:p text:style-name="P19">typename RBTree&lt;T, EqualTo, Less&gt;::node_ptr RBTree&lt;T, EqualTo, Less&gt;::RemovalMethodImplementation::findLeastLargestNodeFromNodeWithTwoChildren(node_ptr node) {</text:p>
      <text:p text:style-name="P19"><text:s text:c="4"/>auto next = node-&gt;right;</text:p>
      <text:p text:style-name="P19"><text:s text:c="4"/>while (next-&gt;left) {</text:p>
      <text:p text:style-name="P19"><text:s text:c="8"/>next = next-&gt;left;</text:p>
      <text:p text:style-name="P19"><text:s text:c="4"/>}</text:p>
      <text:p text:style-name="P19"><text:s text:c="4"/>return next;</text:p>
      <text:p text:style-name="P19">}</text:p>
      <text:p text:style-name="P19"/>
      <text:p text:style-name="P19"/>
      <text:p text:style-name="P19">template &lt;class T, typename EqualTo, typename Less&gt;</text:p>
      <text:p text:style-name="P19">void RBTree&lt;T, EqualTo, Less&gt;::RemovalMethodImplementation::fixBlackHeight(node_ptr parent, ChildSide problemSide) {</text:p>
      <text:p text:style-name="P19"><text:s text:c="4"/>auto grandparent = parent-&gt;parent.lock();</text:p>
      <text:p text:style-name="P19"><text:s text:c="4"/>auto child = (problemSide == LEFT ? parent-&gt;left : parent-&gt;right);</text:p>
      <text:p text:style-name="P19"><text:s text:c="4"/>if (child &amp;&amp; child-&gt;color == RED) {</text:p>
      <text:p text:style-name="P19"><text:s text:c="8"/>child-&gt;color = BLACK;</text:p>
      <text:p text:style-name="P19"><text:s text:c="8"/>return;</text:p>
      <text:p text:style-name="P19"><text:s text:c="4"/>} else if (problemSide == LEFT) {</text:p>
      <text:p text:style-name="P19"><text:s text:c="8"/>fixBlackHeightForLeft(parent);</text:p>
      <text:p text:style-name="P19"><text:s text:c="4"/>} else {</text:p>
      <text:p text:style-name="P19"><text:s text:c="8"/>fixBlackHeightForRight(parent);</text:p>
      <text:p text:style-name="P19"><text:s text:c="4"/>}</text:p>
      <text:p text:style-name="P19">}</text:p>
      <text:p text:style-name="P19"/>
      <text:p text:style-name="P19"/>
      <text:p text:style-name="P19">template &lt;class T, typename EqualTo, typename Less&gt;</text:p>
      <text:p text:style-name="P19">void RBTree&lt;T, EqualTo, Less&gt;::RemovalMethodImplementation::fixBlackHeightForLeft(node_ptr parent) {</text:p>
      <text:p text:style-name="P19"><text:s text:c="4"/>auto brother = parent-&gt;right;</text:p>
      <text:p text:style-name="P19"><text:s text:c="4"/>if (brother-&gt;color == RED) {</text:p>
      <text:p text:style-name="P19"><text:s text:c="8"/>tree-&gt;leftRotate(parent);</text:p>
      <text:p text:style-name="P19"><text:s text:c="8"/>auto grandparent = <text:s/>parent-&gt;parent.lock();</text:p>
      <text:p text:style-name="P19"><text:s text:c="8"/>parent-&gt;color = RED;</text:p>
      <text:p text:style-name="P19"><text:s text:c="8"/>grandparent-&gt;color = BLACK;</text:p>
      <text:p text:style-name="P19"><text:s text:c="8"/>fixBlackHeightForLeft(parent);</text:p>
      <text:p text:style-name="P19"><text:soft-page-break/><text:s text:c="4"/>} else {</text:p>
      <text:p text:style-name="P19"><text:s text:c="8"/>if (blackChildrenCase(brother)) {</text:p>
      <text:p text:style-name="P19"><text:s text:c="12"/>brother-&gt;color = RED;</text:p>
      <text:p text:style-name="P19"><text:s text:c="12"/>runFixFromGrandFather(parent);</text:p>
      <text:p text:style-name="P19"><text:s text:c="8"/>} else if (redRightChildCase(brother)) {</text:p>
      <text:p text:style-name="P19"><text:s text:c="12"/>tree-&gt;leftRotate(parent);</text:p>
      <text:p text:style-name="P19"><text:s text:c="12"/>brother-&gt;color = parent-&gt;color;</text:p>
      <text:p text:style-name="P19"><text:s text:c="12"/>parent-&gt;color = brother-&gt;right-&gt;color = BLACK;</text:p>
      <text:p text:style-name="P19"><text:s text:c="8"/>} else {</text:p>
      <text:p text:style-name="P19"><text:s text:c="12"/>tree-&gt;rightRotate(brother);</text:p>
      <text:p text:style-name="P19"><text:s text:c="12"/>brother-&gt;color = RED;</text:p>
      <text:p text:style-name="P19"><text:s text:c="12"/>brother-&gt;parent.lock()-&gt;color = BLACK;</text:p>
      <text:p text:style-name="P19"><text:s text:c="12"/>fixBlackHeightForLeft(parent);</text:p>
      <text:p text:style-name="P19"><text:s text:c="8"/>}</text:p>
      <text:p text:style-name="P19"><text:s text:c="4"/>}</text:p>
      <text:p text:style-name="P19">}</text:p>
      <text:p text:style-name="P19"/>
      <text:p text:style-name="P19"/>
      <text:p text:style-name="P19">template &lt;class T, typename EqualTo, typename Less&gt;</text:p>
      <text:p text:style-name="P19">void RBTree&lt;T, EqualTo, Less&gt;::RemovalMethodImplementation::fixBlackHeightForRight(node_ptr parent) {</text:p>
      <text:p text:style-name="P19"><text:s text:c="4"/>auto brother = parent-&gt;left;</text:p>
      <text:p text:style-name="P19"><text:s text:c="4"/>if (brother-&gt;color == RED) {</text:p>
      <text:p text:style-name="P19"><text:s text:c="8"/>tree-&gt;rightRotate(parent);</text:p>
      <text:p text:style-name="P19"><text:s text:c="8"/>auto grandparent = <text:s/>parent-&gt;parent.lock();</text:p>
      <text:p text:style-name="P19"><text:s text:c="8"/>parent-&gt;color = RED;</text:p>
      <text:p text:style-name="P19"><text:s text:c="8"/>grandparent-&gt;color = BLACK;</text:p>
      <text:p text:style-name="P19"><text:s text:c="8"/>fixBlackHeightForRight(parent);</text:p>
      <text:p text:style-name="P19"><text:s text:c="4"/>} else {</text:p>
      <text:p text:style-name="P19"><text:s text:c="8"/>if (blackChildrenCase(brother)) {</text:p>
      <text:p text:style-name="P19"><text:s text:c="12"/>brother-&gt;color = RED;</text:p>
      <text:p text:style-name="P19"><text:s text:c="12"/>runFixFromGrandFather(parent);</text:p>
      <text:p text:style-name="P19"><text:s text:c="8"/>} else if (redLeftChildCase(brother)) {</text:p>
      <text:p text:style-name="P19"><text:s text:c="12"/>tree-&gt;rightRotate(parent);</text:p>
      <text:p text:style-name="P19"><text:s text:c="12"/>brother-&gt;color = parent-&gt;color;</text:p>
      <text:p text:style-name="P19"><text:s text:c="12"/>parent-&gt;color = brother-&gt;left-&gt;color = BLACK;</text:p>
      <text:p text:style-name="P19"><text:s text:c="8"/>} else {</text:p>
      <text:p text:style-name="P19"><text:soft-page-break/><text:s text:c="12"/>tree-&gt;leftRotate(brother);</text:p>
      <text:p text:style-name="P19"><text:s text:c="12"/>brother-&gt;color = RED;</text:p>
      <text:p text:style-name="P19"><text:s text:c="12"/>brother-&gt;parent.lock()-&gt;color = BLACK;</text:p>
      <text:p text:style-name="P19"><text:s text:c="12"/>fixBlackHeightForRight(parent);</text:p>
      <text:p text:style-name="P19"><text:s text:c="8"/>}</text:p>
      <text:p text:style-name="P19"><text:s text:c="4"/>}</text:p>
      <text:p text:style-name="P19">}</text:p>
      <text:p text:style-name="P19"/>
      <text:p text:style-name="P19">template &lt;class T, typename EqualTo, typename Less&gt;</text:p>
      <text:p text:style-name="P19">void RBTree&lt;T, EqualTo, Less&gt;::RemovalMethodImplementation::runFixFromGrandFather(node_ptr parent) {</text:p>
      <text:p text:style-name="P19"><text:s text:c="4"/>auto grandfather = parent-&gt;parent.lock();</text:p>
      <text:p text:style-name="P19"><text:s text:c="4"/>if (!grandfather) {</text:p>
      <text:p text:style-name="P19"><text:s text:c="8"/>return;</text:p>
      <text:p text:style-name="P19"><text:s text:c="4"/>} else if (parent == grandfather-&gt;left) {</text:p>
      <text:p text:style-name="P19"><text:s text:c="8"/>fixBlackHeight(grandfather, LEFT);</text:p>
      <text:p text:style-name="P19"><text:s text:c="4"/>} else {</text:p>
      <text:p text:style-name="P19"><text:s text:c="8"/>fixBlackHeight(grandfather, RIGHT);</text:p>
      <text:p text:style-name="P19"><text:s text:c="4"/>}</text:p>
      <text:p text:style-name="P19">}</text:p>
      <text:p text:style-name="P19"/>
      <text:p text:style-name="P19"/>
      <text:p text:style-name="P19">template &lt;class T, typename EqualTo, typename Less&gt;</text:p>
      <text:p text:style-name="P19">bool RBTree&lt;T, EqualTo, Less&gt;::RemovalMethodImplementation::blackChildrenCase(node_ptr node) {</text:p>
      <text:p text:style-name="P19"><text:s text:c="4"/>return (!node-&gt;left || node-&gt;left-&gt;color == BLACK) &amp;&amp; </text:p>
      <text:p text:style-name="P19"><text:s text:c="11"/>(!node-&gt;right || node-&gt;right-&gt;color == BLACK);</text:p>
      <text:p text:style-name="P19">}</text:p>
      <text:p text:style-name="P19"/>
      <text:p text:style-name="P19">template &lt;class T, typename EqualTo, typename Less&gt;</text:p>
      <text:p text:style-name="P19">bool RBTree&lt;T, EqualTo, Less&gt;::RemovalMethodImplementation::redRightChildCase(node_ptr node) {</text:p>
      <text:p text:style-name="P19"><text:s text:c="4"/>return (node-&gt;right &amp;&amp; node-&gt;right-&gt;color == RED);</text:p>
      <text:p text:style-name="P19">}</text:p>
      <text:p text:style-name="P19"/>
      <text:p text:style-name="P19">template &lt;class T, typename EqualTo, typename Less&gt;</text:p>
      <text:p text:style-name="P19">bool RBTree&lt;T, EqualTo, Less&gt;::RemovalMethodImplementation::redLeftChildCase(node_ptr node) {</text:p>
      <text:p text:style-name="P19"><text:s text:c="4"/>return (node-&gt;left &amp;&amp; node-&gt;left-&gt;color == RED);</text:p>
      <text:p text:style-name="P19">}</text:p>
      <text:p text:style-name="P19"><text:soft-page-break/></text:p>
      <text:p text:style-name="P19"/>
      <text:p text:style-name="P19">#endif</text:p>
      <text:p text:style-name="P19"/>
      <text:p text:style-name="P19">};</text:p>
      <text:p text:style-name="P19"/>
      <text:p text:style-name="P19">#endif</text:p>
      <text:p text:style-name="P19"/>
      <text:p text:style-name="P19">#include &lt;iostream&gt;</text:p>
      <text:p text:style-name="P19">#include &lt;fstream&gt;</text:p>
      <text:p text:style-name="P19"/>
      <text:p text:style-name="P19">using namespace cust;</text:p>
      <text:p text:style-name="P19"/>
      <text:p text:style-name="P19">struct var {</text:p>
      <text:p text:style-name="P19"><text:s text:c="4"/>std::string first;</text:p>
      <text:p text:style-name="P19"><text:s text:c="4"/>uint64_t second;</text:p>
      <text:p text:style-name="P19">};</text:p>
      <text:p text:style-name="P19"/>
      <text:p text:style-name="P19">bool operator==(var const&amp; a, var const&amp; b) {</text:p>
      <text:p text:style-name="P19"><text:s text:c="4"/>return a.first == b.first;</text:p>
      <text:p text:style-name="P19">}</text:p>
      <text:p text:style-name="P19"/>
      <text:p text:style-name="P19">bool operator&lt;(var const&amp; a, var const&amp; b) {</text:p>
      <text:p text:style-name="P19"><text:s text:c="4"/>return a.first &lt; b.first;</text:p>
      <text:p text:style-name="P19">}</text:p>
      <text:p text:style-name="P19"/>
      <text:p text:style-name="P19">void lower(std::string&amp; s) {</text:p>
      <text:p text:style-name="P19"><text:s text:c="4"/>for (auto&amp; c : s) {</text:p>
      <text:p text:style-name="P19"><text:s text:c="8"/>if ('A' &lt;= c &amp;&amp; c &lt;= 'Z') {</text:p>
      <text:p text:style-name="P19"><text:s text:c="12"/>c += 'a' - 'A';</text:p>
      <text:p text:style-name="P19"><text:s text:c="8"/>}</text:p>
      <text:p text:style-name="P19"><text:s text:c="4"/>}</text:p>
      <text:p text:style-name="P19">}</text:p>
      <text:p text:style-name="P19"/>
      <text:p text:style-name="P19">std::istream&amp; operator&gt;&gt;(std::istream&amp; iss, var&amp; v) {</text:p>
      <text:p text:style-name="P19"><text:s text:c="4"/>iss &gt;&gt; v.first &gt;&gt; v.second;</text:p>
      <text:p text:style-name="P19"><text:s text:c="4"/>lower(v.first);</text:p>
      <text:p text:style-name="P19"><text:soft-page-break/><text:s text:c="4"/>return iss;</text:p>
      <text:p text:style-name="P19">}</text:p>
      <text:p text:style-name="P19"/>
      <text:p text:style-name="P19">std::ostream&amp; operator&lt;&lt;(std::ostream&amp; os, var&amp; v) {</text:p>
      <text:p text:style-name="P19"><text:s text:c="4"/>return os &lt;&lt; v.first &lt;&lt; " " &lt;&lt; v.second;</text:p>
      <text:p text:style-name="P19">}</text:p>
      <text:p text:style-name="P19"/>
      <text:p text:style-name="P19">int main() { <text:s text:c="2"/></text:p>
      <text:p text:style-name="P19"><text:s text:c="4"/>RBTree&lt;var&gt; tree;</text:p>
      <text:p text:style-name="P19"/>
      <text:p text:style-name="P19"><text:s text:c="4"/>std::string word;</text:p>
      <text:p text:style-name="P19"><text:s text:c="4"/>while (std::cin &gt;&gt; word) {</text:p>
      <text:p text:style-name="P19"><text:s text:c="8"/>if (word == "+") {</text:p>
      <text:p text:style-name="P19"><text:s text:c="12"/>var v; std::cin &gt;&gt; v;</text:p>
      <text:p text:style-name="P19"><text:s text:c="12"/>try {</text:p>
      <text:p text:style-name="P19"><text:s text:c="16"/>tree.add(v);</text:p>
      <text:p text:style-name="P19"><text:s text:c="16"/>std::cout &lt;&lt; "OK\n"; <text:s/></text:p>
      <text:p text:style-name="P19"><text:s text:c="12"/>} catch (...) {</text:p>
      <text:p text:style-name="P19"><text:s text:c="16"/>std::cout &lt;&lt; "Exist\n";</text:p>
      <text:p text:style-name="P19"><text:s text:c="12"/>}</text:p>
      <text:p text:style-name="P19"><text:s text:c="8"/>} else if (word == "-") {</text:p>
      <text:p text:style-name="P19"><text:s text:c="12"/>std::cin &gt;&gt; word;</text:p>
      <text:p text:style-name="P19"><text:s text:c="12"/>lower(word);</text:p>
      <text:p text:style-name="P19"><text:s text:c="12"/>var v{word, 0};</text:p>
      <text:p text:style-name="P19"><text:s text:c="12"/>try {</text:p>
      <text:p text:style-name="P19"><text:s text:c="16"/>tree.remove(v);</text:p>
      <text:p text:style-name="P19"><text:s text:c="16"/>std::cout &lt;&lt; "OK\n";</text:p>
      <text:p text:style-name="P19"><text:s text:c="12"/>} catch (...) {</text:p>
      <text:p text:style-name="P19"><text:s text:c="16"/>std::cout &lt;&lt; "NoSuchWord\n";</text:p>
      <text:p text:style-name="P19"><text:s text:c="12"/>}</text:p>
      <text:p text:style-name="P19"><text:s text:c="8"/>} else if (word == "!") {</text:p>
      <text:p text:style-name="P19"><text:s text:c="12"/>std::string filename;</text:p>
      <text:p text:style-name="P19"><text:s text:c="12"/>std::cin &gt;&gt; word; std::cin.get();</text:p>
      <text:p text:style-name="P19"><text:s text:c="12"/>std::getline(std::cin, filename);</text:p>
      <text:p text:style-name="P19"><text:s text:c="12"/>if (word == "Save") {</text:p>
      <text:p text:style-name="P19"><text:s text:c="16"/>std::ofstream off(filename, std::ios_base::trunc);</text:p>
      <text:p text:style-name="P19"><text:s text:c="16"/>tree.saveInStream(off);</text:p>
      <text:p text:style-name="P19"><text:soft-page-break/><text:s text:c="16"/>off.close();</text:p>
      <text:p text:style-name="P19"><text:s text:c="12"/>} else {</text:p>
      <text:p text:style-name="P19"><text:s text:c="16"/>std::ifstream iff(filename);</text:p>
      <text:p text:style-name="P19"><text:s text:c="16"/>tree = std::move(RBTree&lt;var&gt;::readFromStream(iff));</text:p>
      <text:p text:style-name="P19"><text:s text:c="16"/>iff.close();</text:p>
      <text:p text:style-name="P19"><text:s text:c="12"/>}</text:p>
      <text:p text:style-name="P19"><text:s text:c="12"/>std::cout &lt;&lt; "OK\n";</text:p>
      <text:p text:style-name="P19"><text:s text:c="8"/>} else if (word == "print") {</text:p>
      <text:p text:style-name="P19"><text:s text:c="12"/>tree.printTree(std::cout);</text:p>
      <text:p text:style-name="P19"><text:s text:c="12"/>std::cout &lt;&lt; "\n";</text:p>
      <text:p text:style-name="P19"><text:s text:c="8"/>} else {</text:p>
      <text:p text:style-name="P19"><text:s text:c="12"/>try {</text:p>
      <text:p text:style-name="P19"><text:s text:c="16"/>lower(word);</text:p>
      <text:p text:style-name="P19"><text:s text:c="16"/>auto v = tree.find(var{word, 0});</text:p>
      <text:p text:style-name="P19"><text:s text:c="16"/>std::cout &lt;&lt; "OK: " &lt;&lt; v-&gt;second &lt;&lt; "\n";</text:p>
      <text:p text:style-name="P19"><text:s text:c="12"/>} catch (...) {</text:p>
      <text:p text:style-name="P19"><text:s text:c="16"/>std::cout &lt;&lt; "NoSuchWord\n";</text:p>
      <text:p text:style-name="P19"><text:s text:c="12"/>}</text:p>
      <text:p text:style-name="P19"><text:s text:c="8"/>}</text:p>
      <text:p text:style-name="P19"><text:s text:c="4"/>}</text:p>
      <text:p text:style-name="P19"/>
      <text:p text:style-name="P19"><text:s text:c="4"/>return 0;</text:p>
      <text:p text:style-name="P19">}</text:p>
      <text:list xml:id="list215707959601282" text:continue-numbering="true" text:style-name="Outline">
        <text:list-item>
          <text:h text:style-name="P29" text:outline-level="1"><text:bookmark-start text:name="__RefHeading__748_2004454639"/><text:bookmark text:name="Bookmark5"/><text:span text:style-name="T8">Пример</text:span><text:span text:style-name="T10"> </text:span><text:span text:style-name="T8">работы</text:span><text:bookmark-end text:name="__RefHeading__748_2004454639"/></text:h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6">Input</text:p>
          </table:table-cell>
          <table:table-cell table:style-name="Таблица1.B1" office:value-type="string">
            <text:p text:style-name="P16">Output</text:p>
          </table:table-cell>
        </table:table-row>
        <table:table-row>
          <table:table-cell table:style-name="Таблица1.A2" office:value-type="string">
            <text:p text:style-name="P37">+ a 1</text:p>
            <text:p text:style-name="P37">a</text:p>
            <text:p text:style-name="P37">+ A 2</text:p>
            <text:p text:style-name="P37">- a</text:p>
            <text:p text:style-name="P37">a</text:p>
          </table:table-cell>
          <table:table-cell table:style-name="Таблица1.B2" office:value-type="string">
            <text:p text:style-name="P37">OK</text:p>
            <text:p text:style-name="P37">OK: 1</text:p>
            <text:p text:style-name="P37">Exist</text:p>
            <text:p text:style-name="P37">OK: 1</text:p>
            <text:p text:style-name="P37">NoSuchWord</text:p>
          </table:table-cell>
        </table:table-row>
      </table:table>
      <text:p text:style-name="P14"/>
      <text:list xml:id="list215708151162320" text:continue-numbering="true" text:style-name="Outline">
        <text:list-item>
          <text:h text:style-name="P27" text:outline-level="1"><text:bookmark-start text:name="__RefHeading__750_2004454639"/><text:bookmark text:name="Bookmark6"/><text:soft-page-break/><text:span text:style-name="T25">Вывод</text:span><text:bookmark-end text:name="__RefHeading__750_2004454639"/></text:h>
        </text:list-item>
      </text:list>
      <text:p text:style-name="P33"><text:tab/>В ходе лабораторной работы я научился писать такую структуру данных как <text:span text:style-name="T26">красно-черное</text:span> дерево <text:span text:style-name="T26">с асимптотической сложностью </text:span>для сохранения, поиска и удаления элементов <text:span text:style-name="T26">как </text:span>𝑂(𝑙𝑜𝑔2𝑛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Lucida code" svg:font-family="'Lucida code'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style:contextual-spacing="false" fo:line-height="105%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style:contextual-spacing="false"/>
    </style:style>
    <style:style style:name="List" style:family="paragraph" style:parent-style-name="Text_20_body" style:default-outline-level="" style:list-style-name="" style:class="list">
      <style:text-properties style:font-name-complex="Lohit Devanagari" style:font-family-complex="'Lohit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99cm" fo:margin-bottom="0.199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style:contextual-spacing="false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style:contextual-spacing="false" fo:text-align="start" style:justify-single-word="false" fo:keep-together="always" fo:keep-with-next="always"/>
      <style:text-properties fo:color="#666666" loext:opacity="100%" fo:font-size="15pt" fo:font-style="italic" style:font-size-asian="15pt" style:font-style-asian="italic" style:font-size-complex="15pt" style:font-style-complex="italic"/>
    </style:style>
    <style:style style:name="caption" style:family="paragraph" style:parent-style-name="Standard" style:default-outline-level="" style:list-style-name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Title" style:default-outline-level="" style:list-style-name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 style:list-style-name=""/>
    <style:style style:name="Contents_20_1" style:display-name="Contents 1" style:family="paragraph" style:parent-style-name="index_20_heading" style:default-outline-level="" style:list-style-name="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Верхний_20_и_20_нижний_20_колонтитулы" style:display-name="Верхний и нижний колонтитулы" style:family="paragraph" style:parent-style-name="Standard" style:default-outline-level="" style:list-style-name="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Верхний_20_и_20_нижний_20_колонтитулы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size-asian="11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color="#000000" loext:opacity="100%" style:font-name="Times New Roman1" fo:font-size="12pt" fo:font-weight="bold" style:font-size-asian="12pt" style:font-weight-asian="bold" style:font-size-complex="12pt" style:font-weight-complex="bold"/>
    </style:style>
    <style:style style:name="MT1" style:family="text">
      <style:text-properties officeooo:rsid="000c762a"/>
    </style:style>
    <style:page-layout style:name="Mpm1">
      <style:page-layout-properties fo:page-width="21.001cm" fo:page-height="29.7cm" style:num-format="1" style:print-orientation="portrait" fo:margin-top="2.54cm" fo:margin-bottom="1.7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0.84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61cm" fo:margin-left="0cm" fo:margin-right="0cm" fo:margin-top="0.7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  <style:footer-left>
        <text:p text:style-name="MP1"><text:page-number text:select-page="current">2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>Москва 202<text:span text:style-name="MT1">4</text:span>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</meta:initial-creator>
    <meta:editing-cycles>13</meta:editing-cycles>
    <meta:creation-date>2022-10-30T13:40:00</meta:creation-date>
    <dc:date>2024-05-23T21:57:05.785829966</dc:date>
    <dc:language>ru-RU</dc:language>
    <meta:editing-duration>PT21M9S</meta:editing-duration>
    <meta:generator>LibreOffice/7.3.7.2$Linux_X86_64 LibreOffice_project/30$Build-2</meta:generator>
    <meta:document-statistic meta:table-count="1" meta:image-count="0" meta:object-count="0" meta:page-count="33" meta:paragraph-count="917" meta:word-count="3729" meta:character-count="36640" meta:non-whitespace-character-count="27798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